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492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25.35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9.874cm"/>
    </style:style>
    <style:style style:name="co13" style:family="table-column">
      <style:table-column-properties fo:break-before="auto" style:column-width="4.87cm"/>
    </style:style>
    <style:style style:name="co14" style:family="table-column">
      <style:table-column-properties fo:break-before="auto" style:column-width="5.424cm"/>
    </style:style>
    <style:style style:name="co15" style:family="table-column">
      <style:table-column-properties fo:break-before="auto" style:column-width="1.138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0.972cm"/>
    </style:style>
    <style:style style:name="co19" style:family="table-column">
      <style:table-column-properties fo:break-before="auto" style:column-width="1.277cm"/>
    </style:style>
    <style:style style:name="co20" style:family="table-column">
      <style:table-column-properties fo:break-before="auto" style:column-width="2.355cm"/>
    </style:style>
    <style:style style:name="co21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1.304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1.386cm"/>
    </style:style>
    <style:style style:name="co25" style:family="table-column">
      <style:table-column-properties fo:break-before="auto" style:column-width="1.637cm"/>
    </style:style>
    <style:style style:name="co26" style:family="table-column">
      <style:table-column-properties fo:break-before="auto" style:column-width="1.166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17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2" table:default-cell-style-name="Default"/>
        <table:table-column table:style-name="co24" table:visibility="collapse" table:default-cell-style-name="Default"/>
        <table:table-column table:style-name="co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23670388">
            <text:p>23670388</text:p>
          </table:table-cell>
          <table:table-cell office:value-type="float" office:value="215821107">
            <text:p>215821107</text:p>
          </table:table-cell>
          <table:table-cell office:value-type="string">
            <text:p>2013-12-15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15766245641">
            <text:p>157662456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+0+0+0+1+0+1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852128">
            <text:p>21852128</text:p>
          </table:table-cell>
          <table:table-cell office:value-type="float" office:value="215084296">
            <text:p>215084296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673030430779">
            <text:p>6730304307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+1+2+0+1+2+2 = 8p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309818">
            <text:p>22309818</text:p>
          </table:table-cell>
          <table:table-cell office:value-type="float" office:value="197727511">
            <text:p>197727511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7-16</text:p>
          </table:table-cell>
          <table:table-cell office:value-type="float" office:value="673030437651">
            <text:p>6730304376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1</text:p>
          </table:table-cell>
          <table:table-cell office:value-type="string">
            <text:p>-3-0-2-1-0-1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217307">
            <text:p>23217307</text:p>
          </table:table-cell>
          <table:table-cell office:value-type="float" office:value="178667367">
            <text:p>178667367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33070579867">
            <text:p>330705798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/1+2+0+2+2+1+1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614168">
            <text:p>22614168</text:p>
          </table:table-cell>
          <table:table-cell office:value-type="float" office:value="180435397">
            <text:p>180435397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73030351069">
            <text:p>6730303510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häired - öösel 1x , juga nõrgem ipss - 1.0</text:p>
          </table:table-cell>
          <table:table-cell office:value-type="string">
            <text:p>ipss - 1.0</text:p>
          </table:table-cell>
          <table:table-cell office:value-type="string">
            <text:p>.2.0.3.0.1=7pjalgade külmetamine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507729">
            <text:p>14507729</text:p>
          </table:table-cell>
          <table:table-cell office:value-type="float" office:value="215477766">
            <text:p>215477766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673030706385">
            <text:p>6730307063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ravi järel kusemine paremipss 2-1/2-1/2-1-1-1</text:p>
          </table:table-cell>
          <table:table-cell office:value-type="string">
            <text:p>ipss 2-1/2-1/2-1-1-1</text:p>
          </table:table-cell>
          <table:table-cell office:value-type="string">
            <text:p>-1=9poli 16psa + ni+ke-flowvaras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154380">
            <text:p>11154380</text:p>
          </table:table-cell>
          <table:table-cell office:value-type="float" office:value="186034110">
            <text:p>186034110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673030561248">
            <text:p>6730305612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</text:p>
          </table:table-cell>
          <table:table-cell office:value-type="string">
            <text:p>+2+0+1+1+0+1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125718">
            <text:p>23125718</text:p>
          </table:table-cell>
          <table:table-cell office:value-type="float" office:value="213415970">
            <text:p>213415970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84886148111">
            <text:p>848861481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2</text:p>
          </table:table-cell>
          <table:table-cell office:value-type="string">
            <text:p>+3+0+1+1+0+0 = 7p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344698">
            <text:p>22344698</text:p>
          </table:table-cell>
          <table:table-cell office:value-type="float" office:value="206867830">
            <text:p>206867830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72516325325">
            <text:p>725163253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</text:p>
          </table:table-cell>
          <table:table-cell office:value-type="string">
            <text:p>+2+5+4+5+1+2 = 21p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809148">
            <text:p>21809148</text:p>
          </table:table-cell>
          <table:table-cell office:value-type="float" office:value="214635189">
            <text:p>214635189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673030374560">
            <text:p>6730303745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</text:p>
          </table:table-cell>
          <table:table-cell office:value-type="string">
            <text:p>+1+1+1+2+2+2 = 11p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669055">
            <text:p>23669055</text:p>
          </table:table-cell>
          <table:table-cell office:value-type="float" office:value="175992967">
            <text:p>175992967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13255468035">
            <text:p>132554680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t sel aastal tehtud ) PSA 0,28 IPSS : 3</text:p>
          </table:table-cell>
          <table:table-cell office:value-type="string">
            <text:p>IPSS : 3</text:p>
          </table:table-cell>
          <table:table-cell office:value-type="string">
            <text:p>-4-2-4-3-2-4 = 22Määratud : urof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660991">
            <text:p>14660991</text:p>
          </table:table-cell>
          <table:table-cell office:value-type="float" office:value="199995517">
            <text:p>199995517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73030320849">
            <text:p>6730303208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-3-1-0-0-0-2/3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3887595">
            <text:p>23887595</text:p>
          </table:table-cell>
          <table:table-cell office:value-type="float" office:value="208738448">
            <text:p>208738448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98643611155">
            <text:p>986436111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4</text:p>
          </table:table-cell>
          <table:table-cell office:value-type="string">
            <text:p>+2+1+0+5+1+1 = 14p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165590">
            <text:p>22165590</text:p>
          </table:table-cell>
          <table:table-cell office:value-type="float" office:value="212065805">
            <text:p>212065805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673030329256">
            <text:p>6730303292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orra algusteesnääre u 30 cm3 , ipss - 0-2-4-3-2-0-1/5</text:p>
          </table:table-cell>
          <table:table-cell office:value-type="string">
            <text:p>ipss - 0-2-4-3-2-0-1/5</text:p>
          </table:table-cell>
          <table:table-cell office:value-type="string">
            <text:p><text:s/>= üsna varieerivkusemipäevik + 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061311">
            <text:p>22061311</text:p>
          </table:table-cell>
          <table:table-cell office:value-type="float" office:value="207682782">
            <text:p>207682782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49059741507">
            <text:p>490597415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</text:p>
          </table:table-cell>
          <table:table-cell office:value-type="string">
            <text:p>+0+5+0+5+0+3 = 18p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4014768">
            <text:p>14014768</text:p>
          </table:table-cell>
          <table:table-cell office:value-type="float" office:value="210733911">
            <text:p>210733911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44481381">
            <text:p>6730444813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jakulatsioon ei oleIPSS 5</text:p>
          </table:table-cell>
          <table:table-cell office:value-type="string">
            <text:p>IPSS 5</text:p>
          </table:table-cell>
          <table:table-cell office:value-type="string">
            <text:p>+2+5+5+5+5+2Mais 2013 tehtud scl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357774">
            <text:p>11357774</text:p>
          </table:table-cell>
          <table:table-cell office:value-type="float" office:value="201869207">
            <text:p>201869207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35481869773">
            <text:p>354818697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.1</text:p>
          </table:table-cell>
          <table:table-cell office:value-type="string">
            <text:p>.1.1.3.2.3 / 13</text:p>
          </table:table-cell>
          <table:table-cell office:value-type="string">
            <text:p>IPSS</text:p>
          </table:table-cell>
          <table:table-cell table:style-name="ce1" office:value-type="string">
            <text:p>2.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966911">
            <text:p>21966911</text:p>
          </table:table-cell>
          <table:table-cell office:value-type="float" office:value="201869207">
            <text:p>201869207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35481869773">
            <text:p>354818697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.1</text:p>
          </table:table-cell>
          <table:table-cell office:value-type="string">
            <text:p>.1.1.3.2.3 / 13</text:p>
          </table:table-cell>
          <table:table-cell office:value-type="string">
            <text:p>IPSS</text:p>
          </table:table-cell>
          <table:table-cell table:style-name="ce1" office:value-type="string">
            <text:p>2.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809068">
            <text:p>11809068</text:p>
          </table:table-cell>
          <table:table-cell office:value-type="float" office:value="200870671">
            <text:p>200870671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0571004">
            <text:p>6730305710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93414">
            <text:p>22193414</text:p>
          </table:table-cell>
          <table:table-cell office:value-type="float" office:value="161128475">
            <text:p>161128475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96118834047">
            <text:p>961188340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0</text:p>
          </table:table-cell>
          <table:table-cell office:value-type="string">
            <text:p>/1p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10959">
            <text:p>22310959</text:p>
          </table:table-cell>
          <table:table-cell office:value-type="float" office:value="200870671">
            <text:p>200870671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673030571004">
            <text:p>6730305710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22793">
            <text:p>13722793</text:p>
          </table:table-cell>
          <table:table-cell office:value-type="float" office:value="181242423">
            <text:p>181242423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38729638651">
            <text:p>387296386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/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8161">
            <text:p>18308161</text:p>
          </table:table-cell>
          <table:table-cell office:value-type="float" office:value="213432361">
            <text:p>213432361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467716549">
            <text:p>13467716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t uroloogiliste kaebusteta IPSS 0p</text:p>
          </table:table-cell>
          <table:table-cell office:value-type="string">
            <text:p>IPSS 0p</text:p>
          </table:table-cell>
          <table:table-cell office:value-type="string">
            <text:p>PSA 5.3ng/mlDRE : normleidIda-Ta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29601">
            <text:p>23829601</text:p>
          </table:table-cell>
          <table:table-cell office:value-type="float" office:value="200930217">
            <text:p>200930217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94782795994">
            <text:p>947827959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oeline inhomogeensuskusejuga 1mipss 0</text:p>
          </table:table-cell>
          <table:table-cell office:value-type="string">
            <text:p>ipss 0</text:p>
          </table:table-cell>
          <table:table-cell office:value-type="string">
            <text:p>testo küll madala , ilmselt ülek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50054">
            <text:p>14150054</text:p>
          </table:table-cell>
          <table:table-cell office:value-type="float" office:value="216622207">
            <text:p>216622207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45372837151">
            <text:p>453728371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0p</text:p>
          </table:table-cell>
          <table:table-cell office:value-type="string">
            <text:p>DRE : sagarad norm suurusega , e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14593">
            <text:p>14714593</text:p>
          </table:table-cell>
          <table:table-cell office:value-type="float" office:value="164033112">
            <text:p>164033112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24218932466">
            <text:p>242189324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inaal pk lööve ( naastuline ). IPSS 0</text:p>
          </table:table-cell>
          <table:table-cell office:value-type="string">
            <text:p>IPSS 0</text:p>
          </table:table-cell>
          <table:table-cell office:value-type="string">
            <text:p><text:s/>, NIH 5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25412">
            <text:p>24325412</text:p>
          </table:table-cell>
          <table:table-cell office:value-type="float" office:value="207996737">
            <text:p>207996737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81267016099">
            <text:p>812670160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Masturbeerib aegajalt NIH 0 , IPSS 0</text:p>
          </table:table-cell>
          <table:table-cell office:value-type="string">
            <text:p>IPSS 0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8344">
            <text:p>24028344</text:p>
          </table:table-cell>
          <table:table-cell office:value-type="float" office:value="164386549">
            <text:p>164386549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673030526284">
            <text:p>6730305262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 tükid ja kogu väiksem NIH 6 , IPSS 0</text:p>
          </table:table-cell>
          <table:table-cell office:value-type="string">
            <text:p>IPSS 0</text:p>
          </table:table-cell>
          <table:table-cell office:value-type="string">
            <text:p><text:s/>Püsisuhe 6 aastat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16674">
            <text:p>12016674</text:p>
          </table:table-cell>
          <table:table-cell office:value-type="float" office:value="191256112">
            <text:p>191256112</text:p>
          </table:table-cell>
          <table:table-cell office:value-type="string">
            <text:p>2013-08-06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673030549946">
            <text:p>6730305499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ööiseloom valdavalt istuv IPSS 0</text:p>
          </table:table-cell>
          <table:table-cell office:value-type="string">
            <text:p>IPSS 0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5580">
            <text:p>24435580</text:p>
          </table:table-cell>
          <table:table-cell office:value-type="float" office:value="205482738">
            <text:p>205482738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673030391351">
            <text:p>6730303913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0</text:p>
          </table:table-cell>
          <table:table-cell office:value-type="string">
            <text:p>/0/0/0/0/0/0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99780">
            <text:p>23299780</text:p>
          </table:table-cell>
          <table:table-cell office:value-type="float" office:value="199662769">
            <text:p>199662769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65738752869">
            <text:p>657387528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3104">
            <text:p>2243104</text:p>
          </table:table-cell>
          <table:table-cell office:value-type="float" office:value="84543833">
            <text:p>84543833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30893167770">
            <text:p>308931677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8.02 IPSS-0</text:p>
          </table:table-cell>
          <table:table-cell office:value-type="string">
            <text:p>IPSS-0</text:p>
          </table:table-cell>
          <table:table-cell office:value-type="string">
            <text:p><text:s/>cor 140/80 mm / hg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58601">
            <text:p>21858601</text:p>
          </table:table-cell>
          <table:table-cell office:value-type="float" office:value="160470242">
            <text:p>160470242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88802279558">
            <text:p>888022795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 korras urineerimine kaebustetaIPSS - 0</text:p>
          </table:table-cell>
          <table:table-cell office:value-type="string">
            <text:p>IPSS - 0</text:p>
          </table:table-cell>
          <table:table-cell office:value-type="string">
            <text:p>Seks - korraspt suunatud analüüs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70364">
            <text:p>13870364</text:p>
          </table:table-cell>
          <table:table-cell office:value-type="float" office:value="168894070">
            <text:p>168894070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673030344459">
            <text:p>6730303444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p</text:p>
          </table:table-cell>
          <table:table-cell/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11262">
            <text:p>10711262</text:p>
          </table:table-cell>
          <table:table-cell office:value-type="float" office:value="163448924">
            <text:p>163448924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673030492936">
            <text:p>6730304929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estises väidetavalt valus tükk IPSS 0</text:p>
          </table:table-cell>
          <table:table-cell office:value-type="string">
            <text:p>IPSS 0</text:p>
          </table:table-cell>
          <table:table-cell office:value-type="string">
            <text:p><text:s/>, NIH 6 Obj Praepuutsium liigub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14623">
            <text:p>8414623</text:p>
          </table:table-cell>
          <table:table-cell office:value-type="float" office:value="147398403">
            <text:p>147398403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06-29</text:p>
          </table:table-cell>
          <table:table-cell office:value-type="float" office:value="24345934432">
            <text:p>2434593443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0</text:p>
          </table:table-cell>
          <table:table-cell office:value-type="string">
            <text:p><text:s/>, probleeme ei ole Prostata mah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38080">
            <text:p>12738080</text:p>
          </table:table-cell>
          <table:table-cell office:value-type="float" office:value="162536816">
            <text:p>162536816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38727099271">
            <text:p>387270992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0p</text:p>
          </table:table-cell>
          <table:table-cell office:value-type="string">
            <text:p>Obj peenis ii , sin 25ml , dex 2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73921">
            <text:p>19773921</text:p>
          </table:table-cell>
          <table:table-cell office:value-type="float" office:value="154941185">
            <text:p>154941185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7357253">
            <text:p>6730373572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0 punkti</text:p>
          </table:table-cell>
          <table:table-cell/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3390">
            <text:p>18213390</text:p>
          </table:table-cell>
          <table:table-cell office:value-type="float" office:value="210195347">
            <text:p>210195347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6393">
            <text:p>6730303763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okartsinoomi paremas sagaras ). IPSS 0</text:p>
          </table:table-cell>
          <table:table-cell office:value-type="string">
            <text:p>IPSS 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26858">
            <text:p>12526858</text:p>
          </table:table-cell>
          <table:table-cell office:value-type="float" office:value="160469284">
            <text:p>160469284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10-25</text:p>
          </table:table-cell>
          <table:table-cell office:value-type="float" office:value="673030357639">
            <text:p>6730303576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: vastused negatiivsed NIH 7 , IPSS 0</text:p>
          </table:table-cell>
          <table:table-cell office:value-type="string">
            <text:p>IPSS 0</text:p>
          </table:table-cell>
          <table:table-cell office:value-type="string">
            <text:p><text:s/>Nickeli test/androloog Nõustatu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61456">
            <text:p>14361456</text:p>
          </table:table-cell>
          <table:table-cell office:value-type="float" office:value="201696806">
            <text:p>201696806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673030521477">
            <text:p>6730305214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 , masturbeerib sageli NIH 5 , IPSS 0</text:p>
          </table:table-cell>
          <table:table-cell office:value-type="string">
            <text:p>IPSS 0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80250">
            <text:p>10180250</text:p>
          </table:table-cell>
          <table:table-cell office:value-type="float" office:value="182632627">
            <text:p>182632627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034757132">
            <text:p>8703475713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dis Gleason 6p ( vasem sagar ) IPSS 0p</text:p>
          </table:table-cell>
          <table:table-cell office:value-type="string">
            <text:p>IPSS 0p</text:p>
          </table:table-cell>
          <table:table-cell office:value-type="string">
            <text:p>TRUS : eesnääre 38.4cc DRE : nor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65427">
            <text:p>12065427</text:p>
          </table:table-cell>
          <table:table-cell office:value-type="float" office:value="195949399">
            <text:p>195949399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2756717426">
            <text:p>627567174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6 , IPSS 0</text:p>
          </table:table-cell>
          <table:table-cell office:value-type="string">
            <text:p>IPSS 0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8367">
            <text:p>24028367</text:p>
          </table:table-cell>
          <table:table-cell office:value-type="float" office:value="164386549">
            <text:p>164386549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673030526284">
            <text:p>6730305262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orm;BIL neg;ERY neg ). NIH 6 , IPSS 0</text:p>
          </table:table-cell>
          <table:table-cell office:value-type="string">
            <text:p>IPSS 0</text:p>
          </table:table-cell>
          <table:table-cell office:value-type="string">
            <text:p><text:s/>Määratus spermiogramm põletikel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40721">
            <text:p>2740721</text:p>
          </table:table-cell>
          <table:table-cell office:value-type="float" office:value="148107468">
            <text:p>148107468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066952934">
            <text:p>120669529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 2/6 Gleason 6p adenoca acinareIPSS 0p</text:p>
          </table:table-cell>
          <table:table-cell office:value-type="string">
            <text:p>IPSS 0p</text:p>
          </table:table-cell>
          <table:table-cell office:value-type="string">
            <text:p>IEEF-518pUriinikülv kasvuta DRE </text:p>
          </table:table-cell>
          <table:table-cell office:value-type="string">
            <text:p>IPSS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45691">
            <text:p>20745691</text:p>
          </table:table-cell>
          <table:table-cell office:value-type="float" office:value="160473189">
            <text:p>160473189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55755130087">
            <text:p>557551300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p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96296">
            <text:p>19396296</text:p>
          </table:table-cell>
          <table:table-cell office:value-type="float" office:value="164253135">
            <text:p>164253135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0257">
            <text:p>6730304602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33594">
            <text:p>22233594</text:p>
          </table:table-cell>
          <table:table-cell office:value-type="float" office:value="168974470">
            <text:p>168974470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340280">
            <text:p>6730303402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88601">
            <text:p>13788601</text:p>
          </table:table-cell>
          <table:table-cell office:value-type="float" office:value="163261999">
            <text:p>163261999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2-11-16</text:p>
          </table:table-cell>
          <table:table-cell office:value-type="float" office:value="673030483157">
            <text:p>6730304831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s leukotsüüte ja valku NIH 7 , IPSS 1</text:p>
          </table:table-cell>
          <table:table-cell office:value-type="string">
            <text:p>IPSS 1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24200">
            <text:p>21324200</text:p>
          </table:table-cell>
          <table:table-cell office:value-type="float" office:value="170586487">
            <text:p>170586487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1-12-01</text:p>
          </table:table-cell>
          <table:table-cell office:value-type="float" office:value="26388272840">
            <text:p>26388272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eoperatiivne IPSS 1p</text:p>
          </table:table-cell>
          <table:table-cell office:value-type="string">
            <text:p>IPSS 1p</text:p>
          </table:table-cell>
          <table:table-cell office:value-type="string">
            <text:p><text:s/>ning IEEF-510p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01984">
            <text:p>11301984</text:p>
          </table:table-cell>
          <table:table-cell office:value-type="float" office:value="189566515">
            <text:p>189566515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673030397531">
            <text:p>6730303975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p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23317">
            <text:p>13423317</text:p>
          </table:table-cell>
          <table:table-cell office:value-type="float" office:value="205323418">
            <text:p>205323418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73030402379">
            <text:p>6730304023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p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48753">
            <text:p>23348753</text:p>
          </table:table-cell>
          <table:table-cell office:value-type="float" office:value="160473189">
            <text:p>160473189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55755130087">
            <text:p>557551300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p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95825">
            <text:p>22695825</text:p>
          </table:table-cell>
          <table:table-cell office:value-type="float" office:value="173331711">
            <text:p>173331711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673030346644">
            <text:p>6730303466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tab bronhodilataatorit NIH 6 , IPSS 1</text:p>
          </table:table-cell>
          <table:table-cell office:value-type="string">
            <text:p>IPSS 1</text:p>
          </table:table-cell>
          <table:table-cell office:value-type="string">
            <text:p><text:s/>Suguelu : püsisuhe 7,5 aastat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4906">
            <text:p>2034906</text:p>
          </table:table-cell>
          <table:table-cell office:value-type="float" office:value="122897181">
            <text:p>122897181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274379671">
            <text:p>302743796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usemishäireid ei ole IPSS 1</text:p>
          </table:table-cell>
          <table:table-cell office:value-type="string">
            <text:p>IPSS 1</text:p>
          </table:table-cell>
          <table:table-cell/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08510">
            <text:p>24208510</text:p>
          </table:table-cell>
          <table:table-cell office:value-type="float" office:value="168476375">
            <text:p>168476375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49148141506">
            <text:p>491481415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üsisuhe 13 aastat , naine terve IPSS 1</text:p>
          </table:table-cell>
          <table:table-cell office:value-type="string">
            <text:p>IPSS 1</text:p>
          </table:table-cell>
          <table:table-cell office:value-type="string">
            <text:p><text:s/>, NIH 7 Obj Praepuutsium liigub</text:p>
          </table:table-cell>
          <table:table-cell office:value-type="string">
            <text:p>IPSS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76538">
            <text:p>19076538</text:p>
          </table:table-cell>
          <table:table-cell office:value-type="float" office:value="215186369">
            <text:p>215186369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472029582">
            <text:p>474720295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mine on sagenenud , kuid valutu IPSS-2</text:p>
          </table:table-cell>
          <table:table-cell office:value-type="string">
            <text:p>IPSS-2</text:p>
          </table:table-cell>
          <table:table-cell office:value-type="string">
            <text:p><text:s/>skoor : 13 palli mõõdukas sümp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62785">
            <text:p>24662785</text:p>
          </table:table-cell>
          <table:table-cell office:value-type="float" office:value="211392767">
            <text:p>211392767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673030408448">
            <text:p>6730304084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nud alakeha düskomfort NIH 7 , IPSS 2</text:p>
          </table:table-cell>
          <table:table-cell office:value-type="string">
            <text:p>IPSS 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15010">
            <text:p>13615010</text:p>
          </table:table-cell>
          <table:table-cell office:value-type="float" office:value="211732294">
            <text:p>211732294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673030337575">
            <text:p>6730303375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</text:p>
          </table:table-cell>
          <table:table-cell office:value-type="string">
            <text:p><text:s/>, NIH 6 Üldtervis : mõlema säär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037">
            <text:p>2345037</text:p>
          </table:table-cell>
          <table:table-cell office:value-type="float" office:value="83041292">
            <text:p>83041292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551495965">
            <text:p>435514959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83730">
            <text:p>10583730</text:p>
          </table:table-cell>
          <table:table-cell office:value-type="float" office:value="163999984">
            <text:p>163999984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6931262911">
            <text:p>46931262911</text:p>
          </table:table-cell>
          <table:table-cell office:value-type="string">
            <text:p>original_2013</text:p>
          </table:table-cell>
          <table:table-cell office:value-type="string">
            <text:p>s_main_diagnosis</text:p>
          </table:table-cell>
          <table:table-cell office:value-type="string">
            <text:p>mainDiagNam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aga refraktooraneemia ; RAEB-2 IPSS 2</text:p>
          </table:table-cell>
          <table:table-cell office:value-type="string">
            <text:p>IPSS 2</text:p>
          </table:table-cell>
          <table:table-cell office:value-type="string">
            <text:p><text:s/>( keskrisk 2 )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23854">
            <text:p>23823854</text:p>
          </table:table-cell>
          <table:table-cell office:value-type="float" office:value="176450067">
            <text:p>176450067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52442097244">
            <text:p>524420972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p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59284">
            <text:p>13659284</text:p>
          </table:table-cell>
          <table:table-cell office:value-type="float" office:value="173570679">
            <text:p>173570679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673030381175">
            <text:p>6730303811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03475">
            <text:p>10203475</text:p>
          </table:table-cell>
          <table:table-cell office:value-type="float" office:value="215260474">
            <text:p>215260474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470769">
            <text:p>67303847076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2p</text:p>
          </table:table-cell>
          <table:table-cell office:value-type="string">
            <text:p>IEEF-5 : 17p12tk Bx - kolmes tük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49065">
            <text:p>11249065</text:p>
          </table:table-cell>
          <table:table-cell office:value-type="float" office:value="190446053">
            <text:p>190446053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26657392094">
            <text:p>266573920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0 , IPSS 2</text:p>
          </table:table-cell>
          <table:table-cell office:value-type="string">
            <text:p>IPSS 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20031">
            <text:p>12320031</text:p>
          </table:table-cell>
          <table:table-cell office:value-type="float" office:value="178160109">
            <text:p>178160109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03554">
            <text:p>6730305035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60931">
            <text:p>5160931</text:p>
          </table:table-cell>
          <table:table-cell office:value-type="float" office:value="131766838">
            <text:p>131766838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56789547176">
            <text:p>567895471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e tung , PSA näit 3.5 ng/ml ja IPSS skoor 2 punkti</text:p>
          </table:table-cell>
          <table:table-cell office:value-type="string">
            <text:p>IPSS skoor 2 punkti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3864">
            <text:p>18213864</text:p>
          </table:table-cell>
          <table:table-cell office:value-type="float" office:value="213696602">
            <text:p>21369660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142641371">
            <text:p>901426413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2</text:p>
          </table:table-cell>
          <table:table-cell office:value-type="string">
            <text:p><text:s/>test : 23 palli väljendunud süm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01593">
            <text:p>2701593</text:p>
          </table:table-cell>
          <table:table-cell office:value-type="float" office:value="152486446">
            <text:p>152486446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017653772">
            <text:p>390176537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</text:p>
          </table:table-cell>
          <table:table-cell/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81940">
            <text:p>24581940</text:p>
          </table:table-cell>
          <table:table-cell office:value-type="float" office:value="204844332">
            <text:p>204844332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673030466895">
            <text:p>6730304668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alusid ei Tarvitab RR ravimeid IPSS-0-1-0-0-0-0-1=2p</text:p>
          </table:table-cell>
          <table:table-cell office:value-type="string">
            <text:p>IPSS-0-1-0-0-0-0-1=2p</text:p>
          </table:table-cell>
          <table:table-cell office:value-type="string">
            <text:p>2011 PSA-2.72012 PSA-0.68Võetud 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60930">
            <text:p>6160930</text:p>
          </table:table-cell>
          <table:table-cell office:value-type="float" office:value="151110993">
            <text:p>151110993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665369967">
            <text:p>9066536996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71898">
            <text:p>12471898</text:p>
          </table:table-cell>
          <table:table-cell office:value-type="float" office:value="160469186">
            <text:p>160469186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34331555671">
            <text:p>343315556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alex , Stilnox . suguelu elab IPSS 2</text:p>
          </table:table-cell>
          <table:table-cell office:value-type="string">
            <text:p>IPSS 2</text:p>
          </table:table-cell>
          <table:table-cell office:value-type="string">
            <text:p><text:s/>, NIH 0 Määratud : vereanalüüs </text:p>
          </table:table-cell>
          <table:table-cell office:value-type="string">
            <text:p>IPSS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34429">
            <text:p>12834429</text:p>
          </table:table-cell>
          <table:table-cell office:value-type="float" office:value="160466297">
            <text:p>160466297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673030357147">
            <text:p>6730303571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p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9652">
            <text:p>16899652</text:p>
          </table:table-cell>
          <table:table-cell office:value-type="float" office:value="165419444">
            <text:p>165419444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503560683">
            <text:p>945035606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otseduuri eelselt IPSS 3p</text:p>
          </table:table-cell>
          <table:table-cell office:value-type="string">
            <text:p>IPSS 3p</text:p>
          </table:table-cell>
          <table:table-cell office:value-type="string">
            <text:p><text:s/>, IEEF 16p , PSA 4,56 ng/mlProt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71652">
            <text:p>11071652</text:p>
          </table:table-cell>
          <table:table-cell office:value-type="float" office:value="204375378">
            <text:p>204375378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17167516438">
            <text:p>171675164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8 , IPSS 3</text:p>
          </table:table-cell>
          <table:table-cell office:value-type="string">
            <text:p>IPSS 3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52886">
            <text:p>3852886</text:p>
          </table:table-cell>
          <table:table-cell office:value-type="float" office:value="141405202">
            <text:p>141405202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68513520238">
            <text:p>685135202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t ise kaebusi ei esita IPSS skooring 3 punkti</text:p>
          </table:table-cell>
          <table:table-cell office:value-type="string">
            <text:p>IPSS skooring 3 punkti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03277">
            <text:p>11103277</text:p>
          </table:table-cell>
          <table:table-cell office:value-type="float" office:value="160469276">
            <text:p>160469276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2-09-27</text:p>
          </table:table-cell>
          <table:table-cell office:value-type="float" office:value="82521267421">
            <text:p>825212674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3p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12718">
            <text:p>13112718</text:p>
          </table:table-cell>
          <table:table-cell office:value-type="float" office:value="191816992">
            <text:p>191816992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3030458892">
            <text:p>6730304588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p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88850">
            <text:p>10588850</text:p>
          </table:table-cell>
          <table:table-cell office:value-type="float" office:value="207551720">
            <text:p>207551720</text:p>
          </table:table-cell>
          <table:table-cell office:value-type="string">
            <text:p>2013-11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492621469">
            <text:p>17492621469</text:p>
          </table:table-cell>
          <table:table-cell office:value-type="string">
            <text:p>original_2013</text:p>
          </table:table-cell>
          <table:table-cell office:value-type="string">
            <text:p>s_main_diagnosis</text:p>
          </table:table-cell>
          <table:table-cell office:value-type="string">
            <text:p>mainDiagText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diopaatiline müelofibroos IPSS 3</text:p>
          </table:table-cell>
          <table:table-cell office:value-type="string">
            <text:p>IPSS 3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2942">
            <text:p>24022942</text:p>
          </table:table-cell>
          <table:table-cell office:value-type="float" office:value="174804393">
            <text:p>174804393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73030517828">
            <text:p>6730305178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snääret kontrollida Kaebusi ei IPSS-3p</text:p>
          </table:table-cell>
          <table:table-cell office:value-type="string">
            <text:p>IPSS-3p</text:p>
          </table:table-cell>
          <table:table-cell office:value-type="string">
            <text:p>Üldtervis hea , tegeleb aktiivse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44426">
            <text:p>12444426</text:p>
          </table:table-cell>
          <table:table-cell office:value-type="float" office:value="179860883">
            <text:p>179860883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404079">
            <text:p>6730304040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p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01228">
            <text:p>13001228</text:p>
          </table:table-cell>
          <table:table-cell office:value-type="float" office:value="160470921">
            <text:p>160470921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673030357932">
            <text:p>6730303579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b pidevalt Reniteci 5 mg päevas IPSS 3</text:p>
          </table:table-cell>
          <table:table-cell office:value-type="string">
            <text:p>IPSS 3</text:p>
          </table:table-cell>
          <table:table-cell office:value-type="string">
            <text:p><text:s/>, NIH 5 Obj Praepuutsium liigub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47666">
            <text:p>3947666</text:p>
          </table:table-cell>
          <table:table-cell office:value-type="float" office:value="125235904">
            <text:p>125235904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660328279">
            <text:p>766603282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 punkti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70618">
            <text:p>8370618</text:p>
          </table:table-cell>
          <table:table-cell office:value-type="float" office:value="149045696">
            <text:p>149045696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487544824">
            <text:p>684875448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20530">
            <text:p>2920530</text:p>
          </table:table-cell>
          <table:table-cell office:value-type="float" office:value="122824158">
            <text:p>122824158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732144656">
            <text:p>407321446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 punkti</text:p>
          </table:table-cell>
          <table:table-cell office:value-type="string">
            <text:p><text:s/>Praegu kaebusi ei ole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31367">
            <text:p>23531367</text:p>
          </table:table-cell>
          <table:table-cell office:value-type="float" office:value="172765802">
            <text:p>172765802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49323354816">
            <text:p>493233548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97753">
            <text:p>2997753</text:p>
          </table:table-cell>
          <table:table-cell office:value-type="float" office:value="93415697">
            <text:p>93415697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621043740">
            <text:p>486210437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0,34 ng/ml , IPSS 3</text:p>
          </table:table-cell>
          <table:table-cell office:value-type="string">
            <text:p>IPSS 3</text:p>
          </table:table-cell>
          <table:table-cell office:value-type="string">
            <text:p><text:s/>, uriin patoloogiata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85334">
            <text:p>10585334</text:p>
          </table:table-cell>
          <table:table-cell office:value-type="float" office:value="194513172">
            <text:p>194513172</text:p>
          </table:table-cell>
          <table:table-cell office:value-type="string">
            <text:p>2013-08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492621469">
            <text:p>17492621469</text:p>
          </table:table-cell>
          <table:table-cell office:value-type="string">
            <text:p>original_2013</text:p>
          </table:table-cell>
          <table:table-cell office:value-type="string">
            <text:p>s_main_diagnosis</text:p>
          </table:table-cell>
          <table:table-cell office:value-type="string">
            <text:p>mainDiagText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diopaatiline müelofibroos IPSS 3</text:p>
          </table:table-cell>
          <table:table-cell office:value-type="string">
            <text:p>IPSS 3</text:p>
          </table:table-cell>
          <table:table-cell/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20367">
            <text:p>14720367</text:p>
          </table:table-cell>
          <table:table-cell office:value-type="float" office:value="217050611">
            <text:p>217050611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2-18</text:p>
          </table:table-cell>
          <table:table-cell office:value-type="float" office:value="673043397948">
            <text:p>6730433979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eg-ajalt ( pärast öövahetusi ) IPSS 3</text:p>
          </table:table-cell>
          <table:table-cell office:value-type="string">
            <text:p>IPSS 3</text:p>
          </table:table-cell>
          <table:table-cell office:value-type="string">
            <text:p><text:s/>( 0-1-0-0-1-0-1 ) Obj : munandi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11007">
            <text:p>9511007</text:p>
          </table:table-cell>
          <table:table-cell office:value-type="float" office:value="173132054">
            <text:p>173132054</text:p>
          </table:table-cell>
          <table:table-cell office:value-type="string">
            <text:p>2013-04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1983357751">
            <text:p>219833577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: normleid TRUS : eesnääre 32cc IPSS 3p</text:p>
          </table:table-cell>
          <table:table-cell office:value-type="string">
            <text:p>IPSS 3p</text:p>
          </table:table-cell>
          <table:table-cell office:value-type="string">
            <text:p>IEEF : 13p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3360">
            <text:p>1953360</text:p>
          </table:table-cell>
          <table:table-cell office:value-type="float" office:value="93415697">
            <text:p>93415697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621043740">
            <text:p>486210437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0,34 ng/ml , IPSS 3</text:p>
          </table:table-cell>
          <table:table-cell office:value-type="string">
            <text:p>IPSS 3</text:p>
          </table:table-cell>
          <table:table-cell office:value-type="string">
            <text:p><text:s/>, uriin patoloogiata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41582">
            <text:p>14041582</text:p>
          </table:table-cell>
          <table:table-cell office:value-type="float" office:value="189792023">
            <text:p>189792023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60733395198">
            <text:p>607333951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76576">
            <text:p>14876576</text:p>
          </table:table-cell>
          <table:table-cell office:value-type="float" office:value="190232349">
            <text:p>190232349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37512367543">
            <text:p>375123675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 , kasutab Monoprili . NIH 5 , IPSS 3</text:p>
          </table:table-cell>
          <table:table-cell office:value-type="string">
            <text:p>IPSS 3</text:p>
          </table:table-cell>
          <table:table-cell office:value-type="string">
            <text:p><text:s/>Suguelu nädalas korras Määratud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51472">
            <text:p>13751472</text:p>
          </table:table-cell>
          <table:table-cell office:value-type="float" office:value="165630816">
            <text:p>165630816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30507982">
            <text:p>6730305079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</text:p>
          </table:table-cell>
          <table:table-cell office:value-type="string">
            <text:p><text:s/>; NIH - 0 ; IIEF - 15</text:p>
          </table:table-cell>
          <table:table-cell office:value-type="string">
            <text:p>IPSS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47326">
            <text:p>13147326</text:p>
          </table:table-cell>
          <table:table-cell office:value-type="float" office:value="205017822">
            <text:p>205017822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457472">
            <text:p>6730304574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ine terve NIH 5 , IPSS 4</text:p>
          </table:table-cell>
          <table:table-cell office:value-type="string">
            <text:p>IPSS 4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46560">
            <text:p>11746560</text:p>
          </table:table-cell>
          <table:table-cell office:value-type="float" office:value="159085679">
            <text:p>159085679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32914890086">
            <text:p>329148900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</text:p>
          </table:table-cell>
          <table:table-cell office:value-type="string">
            <text:p><text:s/>, NIH 10 Määratud analüüsid põl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23685">
            <text:p>2523685</text:p>
          </table:table-cell>
          <table:table-cell office:value-type="float" office:value="149565003">
            <text:p>149565003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980928007">
            <text:p>769809280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40062">
            <text:p>23740062</text:p>
          </table:table-cell>
          <table:table-cell office:value-type="float" office:value="202182428">
            <text:p>202182428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91028815218">
            <text:p>910288152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snäärme sekreet põletikuleiuta IPSS-0-0-1-0-1-1-1=4p</text:p>
          </table:table-cell>
          <table:table-cell office:value-type="string">
            <text:p>IPSS-0-0-1-0-1-1-1=4p</text:p>
          </table:table-cell>
          <table:table-cell office:value-type="string">
            <text:p>DRE : sagarad norm suurusega , e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30613">
            <text:p>17230613</text:p>
          </table:table-cell>
          <table:table-cell office:value-type="float" office:value="208374594">
            <text:p>208374594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103270840">
            <text:p>64103270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29319">
            <text:p>10129319</text:p>
          </table:table-cell>
          <table:table-cell office:value-type="float" office:value="192145268">
            <text:p>192145268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1868443384">
            <text:p>2186844338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oom , Gleason 3+4pPSA 3,8ng/ml IPSS 4p</text:p>
          </table:table-cell>
          <table:table-cell office:value-type="string">
            <text:p>IPSS 4p</text:p>
          </table:table-cell>
          <table:table-cell office:value-type="string">
            <text:p>IEEF : 24pEesnääre rektaalselt m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10263">
            <text:p>20010263</text:p>
          </table:table-cell>
          <table:table-cell office:value-type="float" office:value="174162088">
            <text:p>174162088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1635">
            <text:p>6730304916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 p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81305">
            <text:p>21681305</text:p>
          </table:table-cell>
          <table:table-cell office:value-type="float" office:value="208850932">
            <text:p>208850932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0326413">
            <text:p>6730303264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 nõrgem Üldtervis hea Seks hea IPSS-0-1-0-0-2-0-1=4p</text:p>
          </table:table-cell>
          <table:table-cell office:value-type="string">
            <text:p>IPSS-0-1-0-0-2-0-1=4p</text:p>
          </table:table-cell>
          <table:table-cell office:value-type="string">
            <text:p>Ravimitest RR ravimid ja bronhea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94972">
            <text:p>11894972</text:p>
          </table:table-cell>
          <table:table-cell office:value-type="float" office:value="168056975">
            <text:p>168056975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67065842866">
            <text:p>670658428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4p</text:p>
          </table:table-cell>
          <table:table-cell office:value-type="string">
            <text:p>Nõustatud analüüsid : sp põletik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31990">
            <text:p>14631990</text:p>
          </table:table-cell>
          <table:table-cell office:value-type="float" office:value="167303563">
            <text:p>167303563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1-03-09</text:p>
          </table:table-cell>
          <table:table-cell office:value-type="float" office:value="70515116898">
            <text:p>705151168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51190">
            <text:p>19751190</text:p>
          </table:table-cell>
          <table:table-cell office:value-type="float" office:value="188088005">
            <text:p>188088005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805247593">
            <text:p>488052475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elle järgne kulg probleemdieta IPSS 4p</text:p>
          </table:table-cell>
          <table:table-cell office:value-type="string">
            <text:p>IPSS 4p</text:p>
          </table:table-cell>
          <table:table-cell office:value-type="string">
            <text:p>Uroflow : Qmax 16ml/sBiopsiate v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88906">
            <text:p>23388906</text:p>
          </table:table-cell>
          <table:table-cell office:value-type="float" office:value="181488812">
            <text:p>181488812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28559763959">
            <text:p>285597639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4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28764">
            <text:p>13228764</text:p>
          </table:table-cell>
          <table:table-cell office:value-type="float" office:value="164598357">
            <text:p>164598357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673030365101">
            <text:p>6730303651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4p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18300">
            <text:p>14718300</text:p>
          </table:table-cell>
          <table:table-cell office:value-type="float" office:value="177338368">
            <text:p>177338368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673030431618">
            <text:p>6730304316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p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55378">
            <text:p>10155378</text:p>
          </table:table-cell>
          <table:table-cell office:value-type="float" office:value="191709146">
            <text:p>191709146</text:p>
          </table:table-cell>
          <table:table-cell office:value-type="string">
            <text:p>2013-08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730187">
            <text:p>6730467301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p</text:p>
          </table:table-cell>
          <table:table-cell office:value-type="string">
            <text:p>IEEF : 14pEesnääre rektaalselt m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77589">
            <text:p>13677589</text:p>
          </table:table-cell>
          <table:table-cell office:value-type="float" office:value="202182428">
            <text:p>202182428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91028815218">
            <text:p>910288152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snäärme sekreet põletikuleiuta IPSS-0-0-1-0-1-1-1=4p</text:p>
          </table:table-cell>
          <table:table-cell office:value-type="string">
            <text:p>IPSS-0-0-1-0-1-1-1=4p</text:p>
          </table:table-cell>
          <table:table-cell office:value-type="string">
            <text:p>DRE : sagarad norm suurusega , e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12420">
            <text:p>13112420</text:p>
          </table:table-cell>
          <table:table-cell office:value-type="float" office:value="185275542">
            <text:p>185275542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483568511">
            <text:p>674835685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 p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48227">
            <text:p>22348227</text:p>
          </table:table-cell>
          <table:table-cell office:value-type="float" office:value="198051471">
            <text:p>198051471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0006718395">
            <text:p>600067183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korda urineerimas käima siiski IPSS skoor 4p</text:p>
          </table:table-cell>
          <table:table-cell office:value-type="string">
            <text:p>IPSS skoor 4p</text:p>
          </table:table-cell>
          <table:table-cell office:value-type="string">
            <text:p><text:s/>ja PSA näit 0.9 ng/ml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53814">
            <text:p>23353814</text:p>
          </table:table-cell>
          <table:table-cell office:value-type="float" office:value="160467490">
            <text:p>160467490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2-09-28</text:p>
          </table:table-cell>
          <table:table-cell office:value-type="float" office:value="85485128544">
            <text:p>854851285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p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58095">
            <text:p>11558095</text:p>
          </table:table-cell>
          <table:table-cell office:value-type="float" office:value="167344965">
            <text:p>167344965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6666584288">
            <text:p>666665842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4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63422">
            <text:p>22263422</text:p>
          </table:table-cell>
          <table:table-cell office:value-type="float" office:value="159085679">
            <text:p>159085679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32914890086">
            <text:p>329148900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</text:p>
          </table:table-cell>
          <table:table-cell office:value-type="string">
            <text:p><text:s/>, NIH 10 Määratud analüüsid põl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32467">
            <text:p>21732467</text:p>
          </table:table-cell>
          <table:table-cell office:value-type="float" office:value="178285892">
            <text:p>178285892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2-09-21</text:p>
          </table:table-cell>
          <table:table-cell office:value-type="float" office:value="64573752618">
            <text:p>645737526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ravimid : ei Suguelu passiivne IPSS 4</text:p>
          </table:table-cell>
          <table:table-cell office:value-type="string">
            <text:p>IPSS 4</text:p>
          </table:table-cell>
          <table:table-cell office:value-type="string">
            <text:p><text:s/>, NIH 0 PSA tehtud 2 aastat tag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50291">
            <text:p>11050291</text:p>
          </table:table-cell>
          <table:table-cell office:value-type="float" office:value="178285892">
            <text:p>178285892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2-09-21</text:p>
          </table:table-cell>
          <table:table-cell office:value-type="float" office:value="64573752618">
            <text:p>645737526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ravimid : ei Suguelu passiivne IPSS 4</text:p>
          </table:table-cell>
          <table:table-cell office:value-type="string">
            <text:p>IPSS 4</text:p>
          </table:table-cell>
          <table:table-cell office:value-type="string">
            <text:p><text:s/>, NIH 0 PSA tehtud 2 aastat tag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56786">
            <text:p>11956786</text:p>
          </table:table-cell>
          <table:table-cell office:value-type="float" office:value="205933237">
            <text:p>205933237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64810027106">
            <text:p>648100271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t pärast vahekorda põiepõletik IPSS-0-1-0-0-1-1-1=4p</text:p>
          </table:table-cell>
          <table:table-cell office:value-type="string">
            <text:p>IPSS-0-1-0-0-1-1-1=4p</text:p>
          </table:table-cell>
          <table:table-cell office:value-type="string">
            <text:p>PSA - 1.01 ( 4.10.13 ) Analüüsid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75992">
            <text:p>20775992</text:p>
          </table:table-cell>
          <table:table-cell office:value-type="float" office:value="199036004">
            <text:p>199036004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62100951427">
            <text:p>621009514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ud juhised Kodutohtrist ) nüüd IPSS 4</text:p>
          </table:table-cell>
          <table:table-cell office:value-type="string">
            <text:p>IPSS 4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66147">
            <text:p>14166147</text:p>
          </table:table-cell>
          <table:table-cell office:value-type="float" office:value="160468426">
            <text:p>160468426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673030357485">
            <text:p>6730303574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4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01423">
            <text:p>11601423</text:p>
          </table:table-cell>
          <table:table-cell office:value-type="float" office:value="172162891">
            <text:p>172162891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673030459932">
            <text:p>6730304599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l Nüüd soov uuesti kontrollida IPSS-4p</text:p>
          </table:table-cell>
          <table:table-cell office:value-type="string">
            <text:p>IPSS-4p</text:p>
          </table:table-cell>
          <table:table-cell office:value-type="string">
            <text:p>Nõustatud Võetud vereproov-PSAAn</text:p>
          </table:table-cell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2769">
            <text:p>2382769</text:p>
          </table:table-cell>
          <table:table-cell office:value-type="float" office:value="142320266">
            <text:p>142320266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2516587957">
            <text:p>125165879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4 p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16385">
            <text:p>22616385</text:p>
          </table:table-cell>
          <table:table-cell office:value-type="float" office:value="168188876">
            <text:p>168188876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32338782324">
            <text:p>323387823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4p</text:p>
          </table:table-cell>
          <table:table-cell/>
          <table:table-cell office:value-type="string">
            <text:p>IPSS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9976">
            <text:p>2669976</text:p>
          </table:table-cell>
          <table:table-cell office:value-type="float" office:value="154299017">
            <text:p>154299017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690657996">
            <text:p>456906579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5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86577">
            <text:p>23986577</text:p>
          </table:table-cell>
          <table:table-cell office:value-type="float" office:value="184736056">
            <text:p>184736056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513520238">
            <text:p>68513520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ed , kusemise algus taksitatud IPSS 5p</text:p>
          </table:table-cell>
          <table:table-cell office:value-type="string">
            <text:p>IPSS 5p</text:p>
          </table:table-cell>
          <table:table-cell office:value-type="string">
            <text:p><text:s/>PSA 0,699ng/ml , varasem PSA 1,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43723">
            <text:p>14843723</text:p>
          </table:table-cell>
          <table:table-cell office:value-type="float" office:value="160467873">
            <text:p>160467873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62542670587">
            <text:p>625426705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hnaga , põie tühjenematuse tunneIPSS - 5</text:p>
          </table:table-cell>
          <table:table-cell office:value-type="string">
            <text:p>IPSS - 5</text:p>
          </table:table-cell>
          <table:table-cell office:value-type="string">
            <text:p>Sh-te RHK skoor : A-7pt suunatud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45997">
            <text:p>12645997</text:p>
          </table:table-cell>
          <table:table-cell office:value-type="float" office:value="216356738">
            <text:p>216356738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7</text:p>
          </table:table-cell>
          <table:table-cell office:value-type="float" office:value="673030493219">
            <text:p>6730304932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 punkti</text:p>
          </table:table-cell>
          <table:table-cell office:value-type="string">
            <text:p><text:s/>, SPSA 3,33 .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75823">
            <text:p>14775823</text:p>
          </table:table-cell>
          <table:table-cell office:value-type="float" office:value="178632112">
            <text:p>178632112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73030472914">
            <text:p>6730304729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geid ravimeid pidevalt ei võta IPSS 5</text:p>
          </table:table-cell>
          <table:table-cell office:value-type="string">
            <text:p>IPSS 5</text:p>
          </table:table-cell>
          <table:table-cell office:value-type="string">
            <text:p><text:s/>, NIH 5 Obj Praepuutsium liigub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7860">
            <text:p>1947860</text:p>
          </table:table-cell>
          <table:table-cell office:value-type="float" office:value="122867000">
            <text:p>122867000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659023086">
            <text:p>506590230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 p</text:p>
          </table:table-cell>
          <table:table-cell office:value-type="string">
            <text:p><text:s/>alkoholi test -vähese riskiga a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14513">
            <text:p>14014513</text:p>
          </table:table-cell>
          <table:table-cell office:value-type="float" office:value="208839467">
            <text:p>208839467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5626">
            <text:p>6730303756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p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59368">
            <text:p>11959368</text:p>
          </table:table-cell>
          <table:table-cell office:value-type="float" office:value="162536377">
            <text:p>162536377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99315872848">
            <text:p>993158728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tuli kontrolli eesnäärme suhtesipss 5p</text:p>
          </table:table-cell>
          <table:table-cell office:value-type="string">
            <text:p>ipss 5p</text:p>
          </table:table-cell>
          <table:table-cell office:value-type="string">
            <text:p>muidu terveuuringud komplekselt 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08565">
            <text:p>13508565</text:p>
          </table:table-cell>
          <table:table-cell office:value-type="float" office:value="185973528">
            <text:p>185973528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67483568511">
            <text:p>674835685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2,6 IPSS 5</text:p>
          </table:table-cell>
          <table:table-cell office:value-type="string">
            <text:p>IPSS 5</text:p>
          </table:table-cell>
          <table:table-cell office:value-type="string">
            <text:p><text:s/>, prostata maht 60 ml , jääkuri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22482">
            <text:p>11222482</text:p>
          </table:table-cell>
          <table:table-cell office:value-type="float" office:value="173603361">
            <text:p>17360336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986852475">
            <text:p>869868524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t ise kaebusi ei esita IPSS skooring 5 punkti</text:p>
          </table:table-cell>
          <table:table-cell office:value-type="string">
            <text:p>IPSS skooring 5 punkti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2956">
            <text:p>21552956</text:p>
          </table:table-cell>
          <table:table-cell office:value-type="float" office:value="195432309">
            <text:p>195432309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673030488468">
            <text:p>673030488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5</text:p>
          </table:table-cell>
          <table:table-cell office:value-type="string">
            <text:p><text:s/>, NIH 6 Obj Praepuutsium liigub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4338">
            <text:p>21424338</text:p>
          </table:table-cell>
          <table:table-cell office:value-type="float" office:value="179587312">
            <text:p>179587312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3030441489">
            <text:p>6730304414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70186">
            <text:p>11670186</text:p>
          </table:table-cell>
          <table:table-cell office:value-type="float" office:value="160467793">
            <text:p>160467793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673030357350">
            <text:p>6730303573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</text:p>
          </table:table-cell>
          <table:table-cell office:value-type="string">
            <text:p><text:s/>, kusemine sagenenud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39816">
            <text:p>2539816</text:p>
          </table:table-cell>
          <table:table-cell office:value-type="float" office:value="149313523">
            <text:p>149313523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33383076654">
            <text:p>333830766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5</text:p>
          </table:table-cell>
          <table:table-cell office:value-type="string">
            <text:p><text:s/>; QOL - 3Uuringud : 12.06.2012U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26854">
            <text:p>22726854</text:p>
          </table:table-cell>
          <table:table-cell office:value-type="float" office:value="211122551">
            <text:p>211122551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49066232774">
            <text:p>490662327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+0+1+0+1+1+1=5p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01266">
            <text:p>10901266</text:p>
          </table:table-cell>
          <table:table-cell office:value-type="float" office:value="174188770">
            <text:p>174188770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94260837886">
            <text:p>942608378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5</text:p>
          </table:table-cell>
          <table:table-cell/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67111">
            <text:p>13467111</text:p>
          </table:table-cell>
          <table:table-cell office:value-type="float" office:value="205012866">
            <text:p>205012866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31851247768">
            <text:p>318512477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5</text:p>
          </table:table-cell>
          <table:table-cell office:value-type="string">
            <text:p><text:s/>, NIH 8 Obj Praepuutsium liigub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16591">
            <text:p>18516591</text:p>
          </table:table-cell>
          <table:table-cell office:value-type="float" office:value="174635821">
            <text:p>17463582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508624690">
            <text:p>805086246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e , valutu , selgete piiridega IPSS - 5</text:p>
          </table:table-cell>
          <table:table-cell office:value-type="string">
            <text:p>IPSS - 5</text:p>
          </table:table-cell>
          <table:table-cell office:value-type="string">
            <text:p><text:s/>; QOL - 1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67754">
            <text:p>14867754</text:p>
          </table:table-cell>
          <table:table-cell office:value-type="float" office:value="160469146">
            <text:p>160469146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673037071649">
            <text:p>6730370716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: kilpnäärme ravimit suguelu ei IPSS 5</text:p>
          </table:table-cell>
          <table:table-cell office:value-type="string">
            <text:p>IPSS 5</text:p>
          </table:table-cell>
          <table:table-cell office:value-type="string">
            <text:p><text:s/>, NIH 0 Määratud : / Nickeli te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13597">
            <text:p>21813597</text:p>
          </table:table-cell>
          <table:table-cell office:value-type="float" office:value="168727844">
            <text:p>168727844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673030353974">
            <text:p>6730303539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ontrollida eesnäärme seisundit IPSS 5</text:p>
          </table:table-cell>
          <table:table-cell office:value-type="string">
            <text:p>IPSS 5</text:p>
          </table:table-cell>
          <table:table-cell office:value-type="string">
            <text:p><text:s/>, NIH 0 Püsisuhe 15 aastat Nain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34563">
            <text:p>24134563</text:p>
          </table:table-cell>
          <table:table-cell office:value-type="float" office:value="168441152">
            <text:p>168441152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673030396504">
            <text:p>6730303965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kkinud öine urineerimisvajadus IPSS 5</text:p>
          </table:table-cell>
          <table:table-cell office:value-type="string">
            <text:p>IPSS 5</text:p>
          </table:table-cell>
          <table:table-cell office:value-type="string">
            <text:p><text:s/>, NIH 5 Hüpertoonik , Cardex tb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13695">
            <text:p>23213695</text:p>
          </table:table-cell>
          <table:table-cell office:value-type="float" office:value="164678242">
            <text:p>164678242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673030493962">
            <text:p>6730304939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üsisuhe 26 aastat , naine terve IPSS 5</text:p>
          </table:table-cell>
          <table:table-cell office:value-type="string">
            <text:p>IPSS 5</text:p>
          </table:table-cell>
          <table:table-cell office:value-type="string">
            <text:p><text:s/>, NIH 5 Obj Praepuutsium liigub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90793">
            <text:p>14590793</text:p>
          </table:table-cell>
          <table:table-cell office:value-type="float" office:value="202314776">
            <text:p>202314776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673034155058">
            <text:p>6730341550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Ravimid : Lofral 5mg x1IPSS : 5p</text:p>
          </table:table-cell>
          <table:table-cell office:value-type="string">
            <text:p>IPSS : 5p</text:p>
          </table:table-cell>
          <table:table-cell office:value-type="string">
            <text:p>Qmax : 9,7 ml/sDRE : Normsuurus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49043">
            <text:p>12049043</text:p>
          </table:table-cell>
          <table:table-cell office:value-type="float" office:value="166144907">
            <text:p>166144907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73030487390">
            <text:p>6730304873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u regulaarne püsisuhe 8 aastat IPSS 5</text:p>
          </table:table-cell>
          <table:table-cell office:value-type="string">
            <text:p>IPSS 5</text:p>
          </table:table-cell>
          <table:table-cell office:value-type="string">
            <text:p><text:s/>, NIH 7 Obj Praepuutsium lõgatu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14184">
            <text:p>24314184</text:p>
          </table:table-cell>
          <table:table-cell office:value-type="float" office:value="165746570">
            <text:p>165746570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73030504027">
            <text:p>6730305040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5</text:p>
          </table:table-cell>
          <table:table-cell office:value-type="string">
            <text:p><text:s/>, NIH 0 Määratud analüüsid : ve</text:p>
          </table:table-cell>
          <table:table-cell office:value-type="string">
            <text:p>IPSS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78851">
            <text:p>23978851</text:p>
          </table:table-cell>
          <table:table-cell office:value-type="float" office:value="173153120">
            <text:p>173153120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63874398104">
            <text:p>638743981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10771">
            <text:p>17210771</text:p>
          </table:table-cell>
          <table:table-cell office:value-type="float" office:value="155269404">
            <text:p>155269404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708767454">
            <text:p>487087674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s sagaras normleid IEEF-514p , IPSS 6p</text:p>
          </table:table-cell>
          <table:table-cell office:value-type="string">
            <text:p>IPSS 6p</text:p>
          </table:table-cell>
          <table:table-cell office:value-type="string">
            <text:p><text:s/>01.12.2011 Teostatud eesnäärme 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68284">
            <text:p>23468284</text:p>
          </table:table-cell>
          <table:table-cell office:value-type="float" office:value="215567015">
            <text:p>215567015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72171324820">
            <text:p>721713248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imitest venlafaksiin , nebilet IPSS 6p</text:p>
          </table:table-cell>
          <table:table-cell office:value-type="string">
            <text:p>IPSS 6p</text:p>
          </table:table-cell>
          <table:table-cell office:value-type="string">
            <text:p><text:s/>NIH-CPSI : 7/14p Ord esmane rav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31097">
            <text:p>12031097</text:p>
          </table:table-cell>
          <table:table-cell office:value-type="float" office:value="176721754">
            <text:p>176721754</text:p>
          </table:table-cell>
          <table:table-cell office:value-type="string">
            <text:p>2012-04-04</text:p>
          </table:table-cell>
          <table:table-cell office:value-type="string">
            <text:p>A</text:p>
          </table:table-cell>
          <table:table-cell office:value-type="string">
            <text:p>2012-02-02</text:p>
          </table:table-cell>
          <table:table-cell office:value-type="float" office:value="89192728799">
            <text:p>891927287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6p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04871">
            <text:p>11204871</text:p>
          </table:table-cell>
          <table:table-cell office:value-type="float" office:value="214413955">
            <text:p>214413955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77701281874">
            <text:p>777012818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tagasi tekkinud peenisele vill IPSS 6</text:p>
          </table:table-cell>
          <table:table-cell office:value-type="string">
            <text:p>IPSS 6</text:p>
          </table:table-cell>
          <table:table-cell office:value-type="string">
            <text:p><text:s/>( 1-1-0-3-0-0-1 ) testo endisel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00229">
            <text:p>13200229</text:p>
          </table:table-cell>
          <table:table-cell office:value-type="float" office:value="212020818">
            <text:p>212020818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27612558083">
            <text:p>276125580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ühjenedes tuleb rohkelt verd . IPSS 6</text:p>
          </table:table-cell>
          <table:table-cell office:value-type="string">
            <text:p>IPSS 6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45663">
            <text:p>11145663</text:p>
          </table:table-cell>
          <table:table-cell office:value-type="float" office:value="162536765">
            <text:p>162536765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673030450892">
            <text:p>6730304508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</text:p>
          </table:table-cell>
          <table:table-cell office:value-type="string">
            <text:p><text:s/>, NIH 5 Obj Praepuutsium liigub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05351">
            <text:p>21805351</text:p>
          </table:table-cell>
          <table:table-cell office:value-type="float" office:value="162536765">
            <text:p>162536765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673030450892">
            <text:p>6730304508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</text:p>
          </table:table-cell>
          <table:table-cell office:value-type="string">
            <text:p><text:s/>, NIH 5 Obj Praepuutsium liigub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09638">
            <text:p>14409638</text:p>
          </table:table-cell>
          <table:table-cell office:value-type="float" office:value="199016701">
            <text:p>199016701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29706950102">
            <text:p>297069501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</text:p>
          </table:table-cell>
          <table:table-cell office:value-type="string">
            <text:p><text:s/>PSA on 6.9 ng/ml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80309">
            <text:p>10780309</text:p>
          </table:table-cell>
          <table:table-cell office:value-type="float" office:value="199293610">
            <text:p>199293610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90959842149">
            <text:p>909598421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kserektsioon ka veidi ebakindelipss - 0-1-0-0-2-3-0=6p</text:p>
          </table:table-cell>
          <table:table-cell office:value-type="string">
            <text:p>ipss - 0-1-0-0-2-3-0=6p</text:p>
          </table:table-cell>
          <table:table-cell office:value-type="string">
            <text:p>allistressirohke periood ja siis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94076">
            <text:p>12394076</text:p>
          </table:table-cell>
          <table:table-cell office:value-type="float" office:value="198465481">
            <text:p>198465481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7530">
            <text:p>6730304075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13.09.2013 <text:s text:c="2"/>: IPSS-6</text:p>
          </table:table-cell>
          <table:table-cell office:value-type="string">
            <text:p>IPSS-6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41125">
            <text:p>22441125</text:p>
          </table:table-cell>
          <table:table-cell office:value-type="float" office:value="199085328">
            <text:p>199085328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83370989627">
            <text:p>833709896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vimeid küll hästi ei kannatanudipss - 1-3-0-1-0-0-1=6 p</text:p>
          </table:table-cell>
          <table:table-cell office:value-type="string">
            <text:p>ipss - 1-3-0-1-0-0-1=6 p</text:p>
          </table:table-cell>
          <table:table-cell office:value-type="string">
            <text:p>alliCPSI - 8 palliuh - eesnääre 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27174">
            <text:p>9527174</text:p>
          </table:table-cell>
          <table:table-cell office:value-type="float" office:value="192142037">
            <text:p>192142037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5973378703">
            <text:p>559733787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4/8 ) , Gleason 6pPSA 5,5ng/ml IPSS 6p</text:p>
          </table:table-cell>
          <table:table-cell office:value-type="string">
            <text:p>IPSS 6p</text:p>
          </table:table-cell>
          <table:table-cell office:value-type="string">
            <text:p>IEEF : 20pEesnääre MRT alusel 32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068">
            <text:p>1969068</text:p>
          </table:table-cell>
          <table:table-cell office:value-type="float" office:value="95633159">
            <text:p>95633159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912684800">
            <text:p>159126848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p</text:p>
          </table:table-cell>
          <table:table-cell office:value-type="string">
            <text:p><text:s/>, kaal 66,1 kg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43788">
            <text:p>19243788</text:p>
          </table:table-cell>
          <table:table-cell office:value-type="float" office:value="215869474">
            <text:p>215869474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679123888">
            <text:p>476791238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 punkti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76193">
            <text:p>18576193</text:p>
          </table:table-cell>
          <table:table-cell office:value-type="float" office:value="199505909">
            <text:p>199505909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86137">
            <text:p>6730303861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6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94138">
            <text:p>11394138</text:p>
          </table:table-cell>
          <table:table-cell office:value-type="float" office:value="204602120">
            <text:p>204602120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673030480171">
            <text:p>6730304801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ibido jäänud nõrgemaks IPSS 6</text:p>
          </table:table-cell>
          <table:table-cell office:value-type="string">
            <text:p>IPSS 6</text:p>
          </table:table-cell>
          <table:table-cell office:value-type="string">
            <text:p><text:s/>, NIH 3 Obj Praepuutsium liigub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76830">
            <text:p>13376830</text:p>
          </table:table-cell>
          <table:table-cell office:value-type="float" office:value="186029463">
            <text:p>186029463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96754594711">
            <text:p>967545947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p</text:p>
          </table:table-cell>
          <table:table-cell office:value-type="string">
            <text:p><text:s/>Tuleb 0,5 a pärast tagasi</text:p>
          </table:table-cell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6028">
            <text:p>1896028</text:p>
          </table:table-cell>
          <table:table-cell office:value-type="float" office:value="120041074">
            <text:p>120041074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870867697">
            <text:p>478708676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6p</text:p>
          </table:table-cell>
          <table:table-cell/>
          <table:table-cell office:value-type="string">
            <text:p>IPSS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67496">
            <text:p>17467496</text:p>
          </table:table-cell>
          <table:table-cell office:value-type="float" office:value="157930840">
            <text:p>157930840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92248071914">
            <text:p>922480719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p</text:p>
          </table:table-cell>
          <table:table-cell office:value-type="string">
            <text:p><text:s/>, per rectum eesnäärme palp val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71323">
            <text:p>18971323</text:p>
          </table:table-cell>
          <table:table-cell office:value-type="float" office:value="204377086">
            <text:p>204377086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6497">
            <text:p>6730304864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7 p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43887">
            <text:p>12743887</text:p>
          </table:table-cell>
          <table:table-cell office:value-type="float" office:value="191605882">
            <text:p>191605882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673030535606">
            <text:p>6730305356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p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94119">
            <text:p>12394119</text:p>
          </table:table-cell>
          <table:table-cell office:value-type="float" office:value="208538117">
            <text:p>208538117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33362536193">
            <text:p>333625361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a 3,62kusemine veidi takistatudipss - 0-2-0-0-0-3-2=7 p</text:p>
          </table:table-cell>
          <table:table-cell office:value-type="string">
            <text:p>ipss - 0-2-0-0-0-3-2=7 p</text:p>
          </table:table-cell>
          <table:table-cell office:value-type="string">
            <text:p>allisenimaale kasutanud tamsulos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35891">
            <text:p>19635891</text:p>
          </table:table-cell>
          <table:table-cell office:value-type="float" office:value="169607156">
            <text:p>169607156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641345587">
            <text:p>436413455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äidetud IPSS-7p</text:p>
          </table:table-cell>
          <table:table-cell office:value-type="string">
            <text:p>IPSS-7p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71542">
            <text:p>12571542</text:p>
          </table:table-cell>
          <table:table-cell office:value-type="float" office:value="210146125">
            <text:p>210146125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673030479811">
            <text:p>6730304798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uguelu regulaarne IPSS 7</text:p>
          </table:table-cell>
          <table:table-cell office:value-type="string">
            <text:p>IPSS 7</text:p>
          </table:table-cell>
          <table:table-cell office:value-type="string">
            <text:p><text:s/>, NIH 9 Obj Praepuutsium liigub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11585">
            <text:p>11211585</text:p>
          </table:table-cell>
          <table:table-cell office:value-type="float" office:value="182716529">
            <text:p>182716529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673030437019">
            <text:p>6730304370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3,2 , IPSS 7</text:p>
          </table:table-cell>
          <table:table-cell office:value-type="string">
            <text:p>IPSS 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3102">
            <text:p>23453102</text:p>
          </table:table-cell>
          <table:table-cell office:value-type="float" office:value="189858944">
            <text:p>189858944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35629331784">
            <text:p>35629331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namneesis prostatiit NIH 6 , IPSS 7</text:p>
          </table:table-cell>
          <table:table-cell office:value-type="string">
            <text:p>IPSS 7</text:p>
          </table:table-cell>
          <table:table-cell office:value-type="string">
            <text:p><text:s/>Esineb järeltilkumist Hüpertoon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96346">
            <text:p>21496346</text:p>
          </table:table-cell>
          <table:table-cell office:value-type="float" office:value="205584409">
            <text:p>205584409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673030384465">
            <text:p>673030384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p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63142">
            <text:p>21363142</text:p>
          </table:table-cell>
          <table:table-cell office:value-type="float" office:value="162576885">
            <text:p>162576885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8458">
            <text:p>6730303384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eOP IPSS 7p</text:p>
          </table:table-cell>
          <table:table-cell office:value-type="string">
            <text:p>IPSS 7p</text:p>
          </table:table-cell>
          <table:table-cell office:value-type="string">
            <text:p><text:s/>, IEEF-519pDRE : pat leiuta 01.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79902">
            <text:p>21879902</text:p>
          </table:table-cell>
          <table:table-cell office:value-type="float" office:value="190501198">
            <text:p>190501198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80509523755">
            <text:p>805095237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sto madalam normistmuud suht okipss 7 p</text:p>
          </table:table-cell>
          <table:table-cell office:value-type="string">
            <text:p>ipss 7 p</text:p>
          </table:table-cell>
          <table:table-cell office:value-type="string">
            <text:p>allimõõdukad erektsioonihäired o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27092">
            <text:p>22227092</text:p>
          </table:table-cell>
          <table:table-cell office:value-type="float" office:value="160466622">
            <text:p>160466622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673043240208">
            <text:p>673043240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7</text:p>
          </table:table-cell>
          <table:table-cell office:value-type="string">
            <text:p><text:s/>, NÜ - 0 , kusemine päevasel aj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01821">
            <text:p>12701821</text:p>
          </table:table-cell>
          <table:table-cell office:value-type="float" office:value="162536680">
            <text:p>162536680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93351439824">
            <text:p>933514398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7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84147">
            <text:p>22384147</text:p>
          </table:table-cell>
          <table:table-cell office:value-type="float" office:value="162536414">
            <text:p>162536414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74956551524">
            <text:p>749565515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- 1-0-0-1/1-1/4-3/0-2/1-2/4 IPSS - 7</text:p>
          </table:table-cell>
          <table:table-cell office:value-type="string">
            <text:p>IPSS - 7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20956">
            <text:p>19820956</text:p>
          </table:table-cell>
          <table:table-cell office:value-type="float" office:value="171395619">
            <text:p>171395619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630925230">
            <text:p>536309252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7</text:p>
          </table:table-cell>
          <table:table-cell office:value-type="string">
            <text:p><text:s/>, QOL -2 , noktuuria 1x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2690">
            <text:p>5542690</text:p>
          </table:table-cell>
          <table:table-cell office:value-type="float" office:value="86255537">
            <text:p>86255537</text:p>
          </table:table-cell>
          <table:table-cell office:value-type="string">
            <text:p>2012-03-14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72148357756">
            <text:p>7214835775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ing 7 punkti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29611">
            <text:p>12729611</text:p>
          </table:table-cell>
          <table:table-cell office:value-type="float" office:value="191637346">
            <text:p>191637346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52751477931">
            <text:p>527514779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07740">
            <text:p>14507740</text:p>
          </table:table-cell>
          <table:table-cell office:value-type="float" office:value="215477766">
            <text:p>215477766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673030706385">
            <text:p>6730307063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ontrolli allsai ravimi + masaaziipss - 1-1-1-1-1-1-1=7p</text:p>
          </table:table-cell>
          <table:table-cell office:value-type="string">
            <text:p>ipss - 1-1-1-1-1-1-1=7p</text:p>
          </table:table-cell>
          <table:table-cell office:value-type="string">
            <text:p>sa langusuh - eesnääre 36 cm - p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93400">
            <text:p>22893400</text:p>
          </table:table-cell>
          <table:table-cell office:value-type="float" office:value="165502192">
            <text:p>165502192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1-11-23</text:p>
          </table:table-cell>
          <table:table-cell office:value-type="float" office:value="77266277033">
            <text:p>772662770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lat Alkoholiprobleemid PSA 6,73IPSS 7 p</text:p>
          </table:table-cell>
          <table:table-cell office:value-type="string">
            <text:p>IPSS 7 p</text:p>
          </table:table-cell>
          <table:table-cell office:value-type="string">
            <text:p>alli Ni test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94359">
            <text:p>22794359</text:p>
          </table:table-cell>
          <table:table-cell office:value-type="float" office:value="160469110">
            <text:p>160469110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2-10-05</text:p>
          </table:table-cell>
          <table:table-cell office:value-type="float" office:value="86057747982">
            <text:p>860577479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 15 aastat Naine terve NIH 5 , IPSS 7</text:p>
          </table:table-cell>
          <table:table-cell office:value-type="string">
            <text:p>IPSS 7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87722">
            <text:p>7487722</text:p>
          </table:table-cell>
          <table:table-cell office:value-type="float" office:value="82539630">
            <text:p>82539630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87582762625">
            <text:p>8758276262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p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29939">
            <text:p>22329939</text:p>
          </table:table-cell>
          <table:table-cell office:value-type="float" office:value="183864676">
            <text:p>183864676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36396698549">
            <text:p>36396698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diabeet , gün probleeme ei ole IPSS 7</text:p>
          </table:table-cell>
          <table:table-cell office:value-type="string">
            <text:p>IPSS 7</text:p>
          </table:table-cell>
          <table:table-cell office:value-type="string">
            <text:p><text:s/>, NH 10 Obj Praepuutsium liigub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23535">
            <text:p>14123535</text:p>
          </table:table-cell>
          <table:table-cell office:value-type="float" office:value="196992698">
            <text:p>196992698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21700748027">
            <text:p>217007480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ul sagenenud öine urineerimine IPSS 7</text:p>
          </table:table-cell>
          <table:table-cell office:value-type="string">
            <text:p>IPSS 7</text:p>
          </table:table-cell>
          <table:table-cell office:value-type="string">
            <text:p><text:s/>, NIH 0 .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58603">
            <text:p>21958603</text:p>
          </table:table-cell>
          <table:table-cell office:value-type="float" office:value="196764216">
            <text:p>196764216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91180434658">
            <text:p>911804346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8 , IPSS 7</text:p>
          </table:table-cell>
          <table:table-cell office:value-type="string">
            <text:p>IPSS 7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44378">
            <text:p>13244378</text:p>
          </table:table-cell>
          <table:table-cell office:value-type="float" office:value="158822220">
            <text:p>158822220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210145685">
            <text:p>662101456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23.01.2013 <text:s text:c="2"/>pereõde IPSS - 7</text:p>
          </table:table-cell>
          <table:table-cell office:value-type="string">
            <text:p>IPSS - 7</text:p>
          </table:table-cell>
          <table:table-cell office:value-type="string">
            <text:p><text:s/>P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33213">
            <text:p>4433213</text:p>
          </table:table-cell>
          <table:table-cell office:value-type="float" office:value="82539630">
            <text:p>82539630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87582762625">
            <text:p>875827626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7p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12919">
            <text:p>18512919</text:p>
          </table:table-cell>
          <table:table-cell office:value-type="float" office:value="209160450">
            <text:p>209160450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827498201">
            <text:p>69827498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namneesis insult 12 a t IPSS 7p</text:p>
          </table:table-cell>
          <table:table-cell office:value-type="string">
            <text:p>IPSS 7p</text:p>
          </table:table-cell>
          <table:table-cell/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60091">
            <text:p>12860091</text:p>
          </table:table-cell>
          <table:table-cell office:value-type="float" office:value="162536916">
            <text:p>162536916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87251322744">
            <text:p>872513227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 jalgade peal , siis sagedaminiipss-7p</text:p>
          </table:table-cell>
          <table:table-cell office:value-type="string">
            <text:p>ipss-7p</text:p>
          </table:table-cell>
          <table:table-cell office:value-type="string">
            <text:p>alliseks huvi kadunudplaan hormo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55939">
            <text:p>21855939</text:p>
          </table:table-cell>
          <table:table-cell office:value-type="float" office:value="182716529">
            <text:p>182716529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673030437019">
            <text:p>6730304370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3,2 , IPSS 7</text:p>
          </table:table-cell>
          <table:table-cell office:value-type="string">
            <text:p>IPSS 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73137">
            <text:p>13473137</text:p>
          </table:table-cell>
          <table:table-cell office:value-type="float" office:value="204675482">
            <text:p>204675482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2012-07-30</text:p>
          </table:table-cell>
          <table:table-cell office:value-type="float" office:value="673030475356">
            <text:p>6730304753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34529">
            <text:p>9534529</text:p>
          </table:table-cell>
          <table:table-cell office:value-type="float" office:value="215258419">
            <text:p>215258419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5891991004">
            <text:p>4589199100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äre 35.4ccUroflow : Qave 20 ml/sIPSS : 8p</text:p>
          </table:table-cell>
          <table:table-cell office:value-type="string">
            <text:p>IPSS : 8p</text:p>
          </table:table-cell>
          <table:table-cell office:value-type="string">
            <text:p>IEEF-5 : 18p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40890">
            <text:p>18340890</text:p>
          </table:table-cell>
          <table:table-cell office:value-type="float" office:value="181877410">
            <text:p>181877410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003873199">
            <text:p>700038731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80210">
            <text:p>3180210</text:p>
          </table:table-cell>
          <table:table-cell office:value-type="float" office:value="89734738">
            <text:p>89734738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98280468478">
            <text:p>982804684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ing 8 punkti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65607">
            <text:p>4665607</text:p>
          </table:table-cell>
          <table:table-cell office:value-type="float" office:value="143422200">
            <text:p>143422200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51916517421">
            <text:p>519165174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2.10.2012 - On IPSS skoor 8 punkti</text:p>
          </table:table-cell>
          <table:table-cell office:value-type="string">
            <text:p>IPSS skoor 8 punkti</text:p>
          </table:table-cell>
          <table:table-cell office:value-type="string">
            <text:p><text:s/>, PSA 0.6 ng/ml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1763">
            <text:p>1991763</text:p>
          </table:table-cell>
          <table:table-cell office:value-type="float" office:value="121336795">
            <text:p>121336795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7921140230">
            <text:p>279211402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HU normis , IPSS 8</text:p>
          </table:table-cell>
          <table:table-cell office:value-type="string">
            <text:p>IPSS 8</text:p>
          </table:table-cell>
          <table:table-cell office:value-type="string">
            <text:p><text:s/>( mõõdukad sümptomid ) ,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17194">
            <text:p>21817194</text:p>
          </table:table-cell>
          <table:table-cell office:value-type="float" office:value="203629011">
            <text:p>203629011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673030494557">
            <text:p>6730304945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8</text:p>
          </table:table-cell>
          <table:table-cell office:value-type="string">
            <text:p><text:s/>- ravi ei vaja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35571">
            <text:p>13035571</text:p>
          </table:table-cell>
          <table:table-cell office:value-type="float" office:value="182750413">
            <text:p>182750413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1-10-06</text:p>
          </table:table-cell>
          <table:table-cell office:value-type="float" office:value="73066922384">
            <text:p>730669223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s , kuna hoopsit vastu peenist IPSS-8</text:p>
          </table:table-cell>
          <table:table-cell office:value-type="string">
            <text:p>IPSS-8</text:p>
          </table:table-cell>
          <table:table-cell office:value-type="string">
            <text:p>PSA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84655">
            <text:p>17284655</text:p>
          </table:table-cell>
          <table:table-cell office:value-type="float" office:value="188983868">
            <text:p>188983868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880652592">
            <text:p>678806525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38885">
            <text:p>2738885</text:p>
          </table:table-cell>
          <table:table-cell office:value-type="float" office:value="149190395">
            <text:p>149190395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1731546651">
            <text:p>517315466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Öine urineerimine , IPSS 8 punkti</text:p>
          </table:table-cell>
          <table:table-cell office:value-type="string">
            <text:p>IPSS 8 punkti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12623">
            <text:p>3212623</text:p>
          </table:table-cell>
          <table:table-cell office:value-type="float" office:value="92372394">
            <text:p>92372394</text:p>
          </table:table-cell>
          <table:table-cell office:value-type="string">
            <text:p>2012-04-28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49304671765">
            <text:p>493046717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41305">
            <text:p>24341305</text:p>
          </table:table-cell>
          <table:table-cell office:value-type="float" office:value="179445806">
            <text:p>179445806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412924">
            <text:p>673030412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8 , IPSS 8</text:p>
          </table:table-cell>
          <table:table-cell office:value-type="string">
            <text:p>IPSS 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06625">
            <text:p>22606625</text:p>
          </table:table-cell>
          <table:table-cell office:value-type="float" office:value="182886506">
            <text:p>182886506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673030444332">
            <text:p>6730304443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11.06.2013 - PSA -2.1 ng/ml , IPSS 8 punkti</text:p>
          </table:table-cell>
          <table:table-cell office:value-type="string">
            <text:p>IPSS 8 punkti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95598">
            <text:p>12895598</text:p>
          </table:table-cell>
          <table:table-cell office:value-type="float" office:value="211841703">
            <text:p>211841703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737311412">
            <text:p>427373114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tamise potentsi langemise tõttuIPSS - 8</text:p>
          </table:table-cell>
          <table:table-cell office:value-type="string">
            <text:p>IPSS -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35814">
            <text:p>21435814</text:p>
          </table:table-cell>
          <table:table-cell office:value-type="float" office:value="155269235">
            <text:p>155269235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0645930083">
            <text:p>306459300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- sealt ka biopsiad positiived IPSS 8p</text:p>
          </table:table-cell>
          <table:table-cell office:value-type="string">
            <text:p>IPSS 8p</text:p>
          </table:table-cell>
          <table:table-cell office:value-type="string">
            <text:p><text:s/>Pt on sobilik brahhüteraapiaks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18862">
            <text:p>11418862</text:p>
          </table:table-cell>
          <table:table-cell office:value-type="float" office:value="198955266">
            <text:p>198955266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69294036922">
            <text:p>692940369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käinud 2010 siin ausmehe juuresipss - 2-2-2-0-1-1-0=8 p</text:p>
          </table:table-cell>
          <table:table-cell office:value-type="string">
            <text:p>ipss - 2-2-2-0-1-1-0=8 p</text:p>
          </table:table-cell>
          <table:table-cell office:value-type="string">
            <text:p>allipakitsustundega ka vsp ni-ke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27675">
            <text:p>11727675</text:p>
          </table:table-cell>
          <table:table-cell office:value-type="float" office:value="215885703">
            <text:p>215885703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673030570883">
            <text:p>6730305708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erge düsuuria , IPSS 8</text:p>
          </table:table-cell>
          <table:table-cell office:value-type="string">
            <text:p>IPSS 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92989">
            <text:p>18792989</text:p>
          </table:table-cell>
          <table:table-cell office:value-type="float" office:value="163078954">
            <text:p>163078954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695746263">
            <text:p>426957462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6/2012 IPSS 8 punkti</text:p>
          </table:table-cell>
          <table:table-cell office:value-type="string">
            <text:p>IPSS 8 punkti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67019">
            <text:p>24467019</text:p>
          </table:table-cell>
          <table:table-cell office:value-type="float" office:value="199478782">
            <text:p>199478782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82969773217">
            <text:p>829697732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 office:value-type="string">
            <text:p><text:s/>, nüktuuria 1x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41122">
            <text:p>11441122</text:p>
          </table:table-cell>
          <table:table-cell office:value-type="float" office:value="205578898">
            <text:p>20557889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673038399522">
            <text:p>6730383995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nam südames valusid ei põhjustaIPSS=8</text:p>
          </table:table-cell>
          <table:table-cell office:value-type="string">
            <text:p>IPSS=8</text:p>
          </table:table-cell>
          <table:table-cell office:value-type="string">
            <text:p>-9 palli , nüktuuria juhtivaltse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36083">
            <text:p>24436083</text:p>
          </table:table-cell>
          <table:table-cell office:value-type="float" office:value="174311317">
            <text:p>174311317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673030358113">
            <text:p>6730303581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52038">
            <text:p>17352038</text:p>
          </table:table-cell>
          <table:table-cell office:value-type="float" office:value="206932312">
            <text:p>206932312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800781038">
            <text:p>748007810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 punkti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32565">
            <text:p>13232565</text:p>
          </table:table-cell>
          <table:table-cell office:value-type="float" office:value="164409104">
            <text:p>164409104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673030527222">
            <text:p>6730305272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90530">
            <text:p>20090530</text:p>
          </table:table-cell>
          <table:table-cell office:value-type="float" office:value="218911894">
            <text:p>218911894</text:p>
          </table:table-cell>
          <table:table-cell office:value-type="string">
            <text:p>2013-12-28</text:p>
          </table:table-cell>
          <table:table-cell office:value-type="string">
            <text:p>A</text:p>
          </table:table-cell>
          <table:table-cell office:value-type="string">
            <text:p>2013-12-28</text:p>
          </table:table-cell>
          <table:table-cell office:value-type="float" office:value="41709816083">
            <text:p>417098160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rvitab Combodarti mille foonil IPSS 8p</text:p>
          </table:table-cell>
          <table:table-cell office:value-type="string">
            <text:p>IPSS 8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4009">
            <text:p>2044009</text:p>
          </table:table-cell>
          <table:table-cell office:value-type="float" office:value="86830285">
            <text:p>86830285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110083894">
            <text:p>941100838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aala 8 p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02519">
            <text:p>23202519</text:p>
          </table:table-cell>
          <table:table-cell office:value-type="float" office:value="167310942">
            <text:p>167310942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673030429111">
            <text:p>6730304291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88086">
            <text:p>10888086</text:p>
          </table:table-cell>
          <table:table-cell office:value-type="float" office:value="192022435">
            <text:p>192022435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673030556892">
            <text:p>6730305568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 office:value-type="string">
            <text:p><text:s/>, NIH 6 Õhtuti tarvitab vedelik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88773">
            <text:p>14588773</text:p>
          </table:table-cell>
          <table:table-cell office:value-type="float" office:value="174311317">
            <text:p>174311317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673030358113">
            <text:p>6730303581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18188">
            <text:p>11218188</text:p>
          </table:table-cell>
          <table:table-cell office:value-type="float" office:value="160471610">
            <text:p>160471610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20138095155">
            <text:p>201380951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0 , IPSS 8</text:p>
          </table:table-cell>
          <table:table-cell office:value-type="string">
            <text:p>IPSS 8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49099">
            <text:p>21449099</text:p>
          </table:table-cell>
          <table:table-cell office:value-type="float" office:value="208993937">
            <text:p>208993937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17012838087">
            <text:p>170128380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t munandid muutuvad väiksemaks IPSS 8</text:p>
          </table:table-cell>
          <table:table-cell office:value-type="string">
            <text:p>IPSS 8</text:p>
          </table:table-cell>
          <table:table-cell office:value-type="string">
            <text:p><text:s/>, NIH 5 PSA 2,11 ng/ml ( 7.10.1</text:p>
          </table:table-cell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01621">
            <text:p>22101621</text:p>
          </table:table-cell>
          <table:table-cell office:value-type="float" office:value="168946102">
            <text:p>168946102</text:p>
          </table:table-cell>
          <table:table-cell office:value-type="string">
            <text:p>2011-09-22</text:p>
          </table:table-cell>
          <table:table-cell office:value-type="string">
            <text:p>A</text:p>
          </table:table-cell>
          <table:table-cell office:value-type="string">
            <text:p>2011-09-21</text:p>
          </table:table-cell>
          <table:table-cell office:value-type="float" office:value="673030341944">
            <text:p>6730303419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8</text:p>
          </table:table-cell>
          <table:table-cell/>
          <table:table-cell office:value-type="string">
            <text:p>IPSS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28474">
            <text:p>21728474</text:p>
          </table:table-cell>
          <table:table-cell office:value-type="float" office:value="189127713">
            <text:p>189127713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26397821310">
            <text:p>26397821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45123">
            <text:p>11045123</text:p>
          </table:table-cell>
          <table:table-cell office:value-type="float" office:value="189127713">
            <text:p>189127713</text:p>
          </table:table-cell>
          <table:table-cell office:value-type="string">
            <text:p>2013-07-22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26397821310">
            <text:p>263978213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39324">
            <text:p>22239324</text:p>
          </table:table-cell>
          <table:table-cell office:value-type="float" office:value="183346749">
            <text:p>183346749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19876955237">
            <text:p>198769552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a esimene pool haigusedkusemineipss -1-1-1-0-5-1-0=9 p</text:p>
          </table:table-cell>
          <table:table-cell office:value-type="string">
            <text:p>ipss -1-1-1-0-5-1-0=9 p</text:p>
          </table:table-cell>
          <table:table-cell office:value-type="string">
            <text:p>allini test korras , psa perears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27301">
            <text:p>11727301</text:p>
          </table:table-cell>
          <table:table-cell office:value-type="float" office:value="160820187">
            <text:p>160820187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673030380079">
            <text:p>6730303800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</text:p>
          </table:table-cell>
          <table:table-cell office:value-type="string">
            <text:p><text:s/>, NIH 5 .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36909">
            <text:p>2636909</text:p>
          </table:table-cell>
          <table:table-cell office:value-type="float" office:value="146829088">
            <text:p>146829088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36537181213">
            <text:p>365371812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 punkti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29592">
            <text:p>21729592</text:p>
          </table:table-cell>
          <table:table-cell office:value-type="float" office:value="170809056">
            <text:p>170809056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673030406248">
            <text:p>6730304062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d sagenenud urineerimisvajadus IPSS 9</text:p>
          </table:table-cell>
          <table:table-cell office:value-type="string">
            <text:p>IPSS 9</text:p>
          </table:table-cell>
          <table:table-cell office:value-type="string">
            <text:p><text:s/>, NIH 8 Üldtervis korras , ming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46671">
            <text:p>11046671</text:p>
          </table:table-cell>
          <table:table-cell office:value-type="float" office:value="170809056">
            <text:p>170809056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673030406248">
            <text:p>6730304062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d sagenenud urineerimisvajadus IPSS 9</text:p>
          </table:table-cell>
          <table:table-cell office:value-type="string">
            <text:p>IPSS 9</text:p>
          </table:table-cell>
          <table:table-cell office:value-type="string">
            <text:p><text:s/>, NIH 8 Üldtervis korras , ming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52471">
            <text:p>11152471</text:p>
          </table:table-cell>
          <table:table-cell office:value-type="float" office:value="160469234">
            <text:p>160469234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673030357633">
            <text:p>6730303576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24360">
            <text:p>14724360</text:p>
          </table:table-cell>
          <table:table-cell office:value-type="float" office:value="208274364">
            <text:p>208274364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83384566990">
            <text:p>833845669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60257">
            <text:p>13660257</text:p>
          </table:table-cell>
          <table:table-cell office:value-type="float" office:value="160466518">
            <text:p>160466518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74727126376">
            <text:p>747271263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0690">
            <text:p>18180690</text:p>
          </table:table-cell>
          <table:table-cell office:value-type="float" office:value="205163419">
            <text:p>205163419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50897">
            <text:p>6730304508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17.10.13IPSS 9</text:p>
          </table:table-cell>
          <table:table-cell office:value-type="string">
            <text:p>IPSS 9</text:p>
          </table:table-cell>
          <table:table-cell office:value-type="string">
            <text:p>Xatral efektita Võetud PCR testi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53563">
            <text:p>11153563</text:p>
          </table:table-cell>
          <table:table-cell office:value-type="float" office:value="162317199">
            <text:p>162317199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1807">
            <text:p>6730304418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: vered ja uriin kontrolliks , IPSS skoor : 9 p</text:p>
          </table:table-cell>
          <table:table-cell office:value-type="string">
            <text:p>IPSS skoor : 9 p</text:p>
          </table:table-cell>
          <table:table-cell office:value-type="string">
            <text:p>alli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77222">
            <text:p>17977222</text:p>
          </table:table-cell>
          <table:table-cell office:value-type="float" office:value="210786809">
            <text:p>210786809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563118">
            <text:p>6730475631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riinid korras IPSS 9p</text:p>
          </table:table-cell>
          <table:table-cell office:value-type="string">
            <text:p>IPSS 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9650">
            <text:p>2299650</text:p>
          </table:table-cell>
          <table:table-cell office:value-type="float" office:value="89091647">
            <text:p>89091647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338817822">
            <text:p>143388178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p</text:p>
          </table:table-cell>
          <table:table-cell office:value-type="string">
            <text:p><text:s/>;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29224">
            <text:p>20429224</text:p>
          </table:table-cell>
          <table:table-cell office:value-type="float" office:value="210786809">
            <text:p>210786809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563118">
            <text:p>6730475631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riinid korras IPSS 9p</text:p>
          </table:table-cell>
          <table:table-cell office:value-type="string">
            <text:p>IPSS 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02850">
            <text:p>17702850</text:p>
          </table:table-cell>
          <table:table-cell office:value-type="float" office:value="182067637">
            <text:p>182067637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5505429">
            <text:p>6730455054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-PSA 2.25 ug/l , IPSS 9</text:p>
          </table:table-cell>
          <table:table-cell office:value-type="string">
            <text:p>IPSS 9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30999">
            <text:p>18430999</text:p>
          </table:table-cell>
          <table:table-cell office:value-type="float" office:value="172736467">
            <text:p>172736467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2295">
            <text:p>6730304822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öösiti urineerib 2x , IPSS 9 punkti</text:p>
          </table:table-cell>
          <table:table-cell office:value-type="string">
            <text:p>IPSS 9 punkti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06877">
            <text:p>22006877</text:p>
          </table:table-cell>
          <table:table-cell office:value-type="float" office:value="160466929">
            <text:p>160466929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64697966246">
            <text:p>646979662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56178">
            <text:p>13056178</text:p>
          </table:table-cell>
          <table:table-cell office:value-type="float" office:value="167985802">
            <text:p>167985802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32476632445">
            <text:p>324766324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9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5551">
            <text:p>23185551</text:p>
          </table:table-cell>
          <table:table-cell office:value-type="float" office:value="216944008">
            <text:p>216944008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86235641162">
            <text:p>86235641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aevused olemaspp +/ - seks p-taipss - 0-4-0-1-2-2-0=9 p</text:p>
          </table:table-cell>
          <table:table-cell office:value-type="string">
            <text:p>ipss - 0-4-0-1-2-2-0=9 p</text:p>
          </table:table-cell>
          <table:table-cell office:value-type="string">
            <text:p>alliobj testised &gt; 25 ml , sin v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96219">
            <text:p>14996219</text:p>
          </table:table-cell>
          <table:table-cell office:value-type="float" office:value="173769280">
            <text:p>173769280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86829076062">
            <text:p>868290760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6374">
            <text:p>3196374</text:p>
          </table:table-cell>
          <table:table-cell office:value-type="float" office:value="84151512">
            <text:p>84151512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18682323561">
            <text:p>186823235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t endaql kaebusi ei ole IPSS skooring 9punkti</text:p>
          </table:table-cell>
          <table:table-cell office:value-type="string">
            <text:p>IPSS skooring 9punkti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14428">
            <text:p>11714428</text:p>
          </table:table-cell>
          <table:table-cell office:value-type="float" office:value="183346749">
            <text:p>183346749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19876955237">
            <text:p>198769552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a esimene pool haigusedkusemineipss -1-1-1-0-5-1-0=9 p</text:p>
          </table:table-cell>
          <table:table-cell office:value-type="string">
            <text:p>ipss -1-1-1-0-5-1-0=9 p</text:p>
          </table:table-cell>
          <table:table-cell office:value-type="string">
            <text:p>allini test korras , psa perears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33161">
            <text:p>17233161</text:p>
          </table:table-cell>
          <table:table-cell office:value-type="float" office:value="179148351">
            <text:p>179148351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0611">
            <text:p>6730304606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10.05.2013 : IPSS 9 p</text:p>
          </table:table-cell>
          <table:table-cell office:value-type="string">
            <text:p>IPSS 9 p</text:p>
          </table:table-cell>
          <table:table-cell office:value-type="string">
            <text:p>alli , mõõdukad sümpt-d , nüktuu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30851">
            <text:p>21930851</text:p>
          </table:table-cell>
          <table:table-cell office:value-type="float" office:value="166489082">
            <text:p>166489082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673041998446">
            <text:p>6730419984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6 , IPSS 9</text:p>
          </table:table-cell>
          <table:table-cell office:value-type="string">
            <text:p>IPSS 9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75014">
            <text:p>23175014</text:p>
          </table:table-cell>
          <table:table-cell office:value-type="float" office:value="201488078">
            <text:p>201488078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585431319">
            <text:p>135854313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 tamsulosin foonil kaebusteta IPSS : 9p</text:p>
          </table:table-cell>
          <table:table-cell office:value-type="string">
            <text:p>IPSS : 9p</text:p>
          </table:table-cell>
          <table:table-cell office:value-type="string">
            <text:p><text:s/>PSA 1,49</text:p>
          </table:table-cell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94661">
            <text:p>14294661</text:p>
          </table:table-cell>
          <table:table-cell office:value-type="float" office:value="172600580">
            <text:p>172600580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673038902562">
            <text:p>6730389025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9p</text:p>
          </table:table-cell>
          <table:table-cell/>
          <table:table-cell office:value-type="string">
            <text:p>IPSS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47891">
            <text:p>20047891</text:p>
          </table:table-cell>
          <table:table-cell office:value-type="float" office:value="185048951">
            <text:p>185048951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398864675">
            <text:p>863988646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, juga ei katke , põis tühjeneb ipss 10</text:p>
          </table:table-cell>
          <table:table-cell office:value-type="string">
            <text:p>ipss 10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55967">
            <text:p>14555967</text:p>
          </table:table-cell>
          <table:table-cell office:value-type="float" office:value="217315988">
            <text:p>217315988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57953332146">
            <text:p>579533321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id tagasi klamüüdia NIH-3-2-1-1IPSS-1-2-1-0-4-1-1=10p</text:p>
          </table:table-cell>
          <table:table-cell office:value-type="string">
            <text:p>IPSS-1-2-1-0-4-1-1=10p</text:p>
          </table:table-cell>
          <table:table-cell office:value-type="string">
            <text:p>Analüüsid : sp , nic , horm , KM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2265">
            <text:p>24692265</text:p>
          </table:table-cell>
          <table:table-cell office:value-type="float" office:value="182309736">
            <text:p>182309736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99657326285">
            <text:p>996573262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0 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36163">
            <text:p>21536163</text:p>
          </table:table-cell>
          <table:table-cell office:value-type="float" office:value="188891127">
            <text:p>188891127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2-12-14</text:p>
          </table:table-cell>
          <table:table-cell office:value-type="float" office:value="673030459110">
            <text:p>6730304591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lüüs testribaga - patol leiutaIPSS - 10</text:p>
          </table:table-cell>
          <table:table-cell office:value-type="string">
            <text:p>IPSS - 10</text:p>
          </table:table-cell>
          <table:table-cell office:value-type="string">
            <text:p>testo - 19,16DHEAS - 9,42Pt suun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54113">
            <text:p>13654113</text:p>
          </table:table-cell>
          <table:table-cell office:value-type="float" office:value="196001879">
            <text:p>196001879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8-01</text:p>
          </table:table-cell>
          <table:table-cell office:value-type="float" office:value="673030389031">
            <text:p>6730303890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ontrollida eesnäärme seisundit IPSS 10</text:p>
          </table:table-cell>
          <table:table-cell office:value-type="string">
            <text:p>IPSS 10</text:p>
          </table:table-cell>
          <table:table-cell office:value-type="string">
            <text:p><text:s/>, NIH 5 .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19381">
            <text:p>20719381</text:p>
          </table:table-cell>
          <table:table-cell office:value-type="float" office:value="203542431">
            <text:p>203542431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723197318">
            <text:p>58723197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e vaba IPSS 10urneerimine vaba IPSS 10</text:p>
          </table:table-cell>
          <table:table-cell office:value-type="string">
            <text:p>IPSS 10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51380">
            <text:p>22451380</text:p>
          </table:table-cell>
          <table:table-cell office:value-type="float" office:value="183852837">
            <text:p>183852837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97542358548">
            <text:p>975423585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76395">
            <text:p>24176395</text:p>
          </table:table-cell>
          <table:table-cell office:value-type="float" office:value="202184644">
            <text:p>202184644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90731246041">
            <text:p>907312460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lpnäärme vähk , isal neeruvähk IPSS-1-1-0-2-3-1-2=10p</text:p>
          </table:table-cell>
          <table:table-cell office:value-type="string">
            <text:p>IPSS-1-1-0-2-3-1-2=10p</text:p>
          </table:table-cell>
          <table:table-cell office:value-type="string">
            <text:p>NIH-2-2-2-3DRE : sagarad norm su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67209">
            <text:p>3267209</text:p>
          </table:table-cell>
          <table:table-cell office:value-type="float" office:value="92437015">
            <text:p>92437015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30</text:p>
          </table:table-cell>
          <table:table-cell office:value-type="float" office:value="29417151605">
            <text:p>294171516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ing 10 punkti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28496">
            <text:p>23228496</text:p>
          </table:table-cell>
          <table:table-cell office:value-type="float" office:value="161128059">
            <text:p>161128059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35435536934">
            <text:p>354355369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41089">
            <text:p>23041089</text:p>
          </table:table-cell>
          <table:table-cell office:value-type="float" office:value="169138167">
            <text:p>169138167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86645285293">
            <text:p>866452852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 kasutab Metformiini , Betaloc IPSS 10</text:p>
          </table:table-cell>
          <table:table-cell office:value-type="string">
            <text:p>IPSS 10</text:p>
          </table:table-cell>
          <table:table-cell office:value-type="string">
            <text:p><text:s/>, NIH 0 Obj Praepuutsium lühike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37579">
            <text:p>21537579</text:p>
          </table:table-cell>
          <table:table-cell office:value-type="float" office:value="215891451">
            <text:p>215891451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28862749093">
            <text:p>288627490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24090">
            <text:p>14924090</text:p>
          </table:table-cell>
          <table:table-cell office:value-type="float" office:value="182309736">
            <text:p>182309736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2-06-27</text:p>
          </table:table-cell>
          <table:table-cell office:value-type="float" office:value="99657326285">
            <text:p>996573262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0 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75433">
            <text:p>20175433</text:p>
          </table:table-cell>
          <table:table-cell office:value-type="float" office:value="185136650">
            <text:p>185136650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561887923">
            <text:p>52561887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, kuid pt rahul , öine urin 1 x ipss 10</text:p>
          </table:table-cell>
          <table:table-cell office:value-type="string">
            <text:p>ipss 10</text:p>
          </table:table-cell>
          <table:table-cell office:value-type="string">
            <text:p><text:s/>combodart jätkub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40168">
            <text:p>5040168</text:p>
          </table:table-cell>
          <table:table-cell office:value-type="float" office:value="142048571">
            <text:p>142048571</text:p>
          </table:table-cell>
          <table:table-cell office:value-type="string">
            <text:p>2012-10-15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18310824596">
            <text:p>183108245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15.10.2012 - IPSS skoor 1/2/1/1/1/1/3=10</text:p>
          </table:table-cell>
          <table:table-cell office:value-type="string">
            <text:p>IPSS skoor 1/2/1/1/1/1/3=10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00293">
            <text:p>10800293</text:p>
          </table:table-cell>
          <table:table-cell office:value-type="float" office:value="191451252">
            <text:p>191451252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0475854">
            <text:p>6730304758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</text:p>
          </table:table-cell>
          <table:table-cell office:value-type="string">
            <text:p><text:s/>, NIH 5 .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8840">
            <text:p>2208840</text:p>
          </table:table-cell>
          <table:table-cell office:value-type="float" office:value="88137390">
            <text:p>88137390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0-04-16</text:p>
          </table:table-cell>
          <table:table-cell office:value-type="float" office:value="15912684800">
            <text:p>159126848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0 punkti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88541">
            <text:p>13088541</text:p>
          </table:table-cell>
          <table:table-cell office:value-type="float" office:value="173595272">
            <text:p>173595272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76145326732">
            <text:p>761453267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19258">
            <text:p>21919258</text:p>
          </table:table-cell>
          <table:table-cell office:value-type="float" office:value="166692208">
            <text:p>166692208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673030461416">
            <text:p>6730304614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46908">
            <text:p>14646908</text:p>
          </table:table-cell>
          <table:table-cell office:value-type="float" office:value="210704583">
            <text:p>210704583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433809">
            <text:p>6730304338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4,2 , IPSS 10</text:p>
          </table:table-cell>
          <table:table-cell office:value-type="string">
            <text:p>IPSS 10</text:p>
          </table:table-cell>
          <table:table-cell office:value-type="string">
            <text:p><text:s/>PSA , fPSA , uroflow , jääk , T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33404">
            <text:p>17433404</text:p>
          </table:table-cell>
          <table:table-cell office:value-type="float" office:value="208881456">
            <text:p>208881456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470395392">
            <text:p>384703953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96400">
            <text:p>21696400</text:p>
          </table:table-cell>
          <table:table-cell office:value-type="float" office:value="218638247">
            <text:p>218638247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27</text:p>
          </table:table-cell>
          <table:table-cell office:value-type="float" office:value="25290377914">
            <text:p>252903779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10</text:p>
          </table:table-cell>
          <table:table-cell office:value-type="string">
            <text:p>-&gt; 9p NIH-CPSI : 9/20 -&gt; 12 / Ni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55998">
            <text:p>14555998</text:p>
          </table:table-cell>
          <table:table-cell office:value-type="float" office:value="217315988">
            <text:p>217315988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2-20</text:p>
          </table:table-cell>
          <table:table-cell office:value-type="float" office:value="57953332146">
            <text:p>579533321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Düsuuril vaevused 1-2 aastat , IPSS 10p</text:p>
          </table:table-cell>
          <table:table-cell office:value-type="string">
            <text:p>IPSS 10p</text:p>
          </table:table-cell>
          <table:table-cell office:value-type="string">
            <text:p><text:s/>, oluliste valudeta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92325">
            <text:p>11992325</text:p>
          </table:table-cell>
          <table:table-cell office:value-type="float" office:value="183852837">
            <text:p>183852837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97542358548">
            <text:p>975423585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02999">
            <text:p>11002999</text:p>
          </table:table-cell>
          <table:table-cell office:value-type="float" office:value="218638247">
            <text:p>218638247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27</text:p>
          </table:table-cell>
          <table:table-cell office:value-type="float" office:value="25290377914">
            <text:p>252903779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10</text:p>
          </table:table-cell>
          <table:table-cell office:value-type="string">
            <text:p>-&gt; 9p NIH-CPSI : 9/20 -&gt; 12 / Ni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53968">
            <text:p>19153968</text:p>
          </table:table-cell>
          <table:table-cell office:value-type="float" office:value="184256998">
            <text:p>184256998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470395392">
            <text:p>384703953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v PSA määratud pt poolt 6 ng/mlIPSS 10p</text:p>
          </table:table-cell>
          <table:table-cell office:value-type="string">
            <text:p>IPSS 10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09624">
            <text:p>19909624</text:p>
          </table:table-cell>
          <table:table-cell office:value-type="float" office:value="158776272">
            <text:p>158776272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5969838">
            <text:p>6730459698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 punkti</text:p>
          </table:table-cell>
          <table:table-cell office:value-type="string">
            <text:p><text:s/>( keskmise raskusastmega sümpto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64176">
            <text:p>21364176</text:p>
          </table:table-cell>
          <table:table-cell office:value-type="float" office:value="184256998">
            <text:p>184256998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8470395392">
            <text:p>384703953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v PSA määratud pt poolt 6 ng/mlIPSS 10p</text:p>
          </table:table-cell>
          <table:table-cell office:value-type="string">
            <text:p>IPSS 10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33540">
            <text:p>23033540</text:p>
          </table:table-cell>
          <table:table-cell office:value-type="float" office:value="170743250">
            <text:p>170743250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673030403599">
            <text:p>6730304035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roonilist prostatiiti . Praegu IPSS 10</text:p>
          </table:table-cell>
          <table:table-cell office:value-type="string">
            <text:p>IPSS 10</text:p>
          </table:table-cell>
          <table:table-cell office:value-type="string">
            <text:p><text:s/>, NIH 8 .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79646">
            <text:p>12779646</text:p>
          </table:table-cell>
          <table:table-cell office:value-type="float" office:value="176020075">
            <text:p>17602007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546107">
            <text:p>6730305461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ikku joob vähe üsna pikka aega IPSS : 0-1-0-0-5-0-4=10</text:p>
          </table:table-cell>
          <table:table-cell office:value-type="string">
            <text:p>IPSS : 0-1-0-0-5-0-4=10</text:p>
          </table:table-cell>
          <table:table-cell office:value-type="string">
            <text:p>Perearstil 19,03,2013 tehtud S-P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22719">
            <text:p>19522719</text:p>
          </table:table-cell>
          <table:table-cell office:value-type="float" office:value="182038408">
            <text:p>182038408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73030407700">
            <text:p>6730304077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rimist vajavat kollet ei leia , IPSS 10 p</text:p>
          </table:table-cell>
          <table:table-cell office:value-type="string">
            <text:p>IPSS 10 p</text:p>
          </table:table-cell>
          <table:table-cell/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52470">
            <text:p>23052470</text:p>
          </table:table-cell>
          <table:table-cell office:value-type="float" office:value="176020075">
            <text:p>17602007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546107">
            <text:p>6730305461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ikku joob vähe üsna pikka aega IPSS : 0-1-0-0-5-0-4=10</text:p>
          </table:table-cell>
          <table:table-cell office:value-type="string">
            <text:p>IPSS : 0-1-0-0-5-0-4=10</text:p>
          </table:table-cell>
          <table:table-cell office:value-type="string">
            <text:p>Perearstil 19,03,2013 tehtud S-P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24111">
            <text:p>22824111</text:p>
          </table:table-cell>
          <table:table-cell office:value-type="float" office:value="167060490">
            <text:p>167060490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3030447636">
            <text:p>6730304476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0</text:p>
          </table:table-cell>
          <table:table-cell office:value-type="string">
            <text:p><text:s/>, NIH 5 Määratud analüüsid põle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19380">
            <text:p>20719380</text:p>
          </table:table-cell>
          <table:table-cell office:value-type="float" office:value="203542431">
            <text:p>203542431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723197318">
            <text:p>58723197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rneerimine vaba IPSS 10</text:p>
          </table:table-cell>
          <table:table-cell office:value-type="string">
            <text:p>IPSS 10</text:p>
          </table:table-cell>
          <table:table-cell office:value-type="string">
            <text:p>urneerimine vaba IPSS 10</text:p>
          </table:table-cell>
          <table:table-cell office:value-type="string">
            <text:p>IPSS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87386">
            <text:p>12887386</text:p>
          </table:table-cell>
          <table:table-cell office:value-type="float" office:value="198218775">
            <text:p>198218775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471327">
            <text:p>6730304713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1</text:p>
          </table:table-cell>
          <table:table-cell office:value-type="string">
            <text:p><text:s/>, Q max 9,1 ml/sek , jjääkuriin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38424">
            <text:p>21238424</text:p>
          </table:table-cell>
          <table:table-cell office:value-type="float" office:value="185161191">
            <text:p>185161191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673030557467">
            <text:p>6730305574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1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12442">
            <text:p>3812442</text:p>
          </table:table-cell>
          <table:table-cell office:value-type="float" office:value="139441118">
            <text:p>139441118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267522424">
            <text:p>142675224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1p</text:p>
          </table:table-cell>
          <table:table-cell office:value-type="string">
            <text:p>Varem probleeme eesnäärmega ei o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04787">
            <text:p>13404787</text:p>
          </table:table-cell>
          <table:table-cell office:value-type="float" office:value="214560849">
            <text:p>214560849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53878961121">
            <text:p>538789611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1p</text:p>
          </table:table-cell>
          <table:table-cell/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65439">
            <text:p>23165439</text:p>
          </table:table-cell>
          <table:table-cell office:value-type="float" office:value="182682235">
            <text:p>182682235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20495196990">
            <text:p>204951969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1p</text:p>
          </table:table-cell>
          <table:table-cell/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59590">
            <text:p>3259590</text:p>
          </table:table-cell>
          <table:table-cell office:value-type="float" office:value="80425022">
            <text:p>80425022</text:p>
          </table:table-cell>
          <table:table-cell office:value-type="string">
            <text:p>2011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327985163">
            <text:p>413279851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Düsuurilised kaebused , IPSS-11</text:p>
          </table:table-cell>
          <table:table-cell office:value-type="string">
            <text:p>IPSS-11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11176">
            <text:p>11011176</text:p>
          </table:table-cell>
          <table:table-cell office:value-type="float" office:value="166500613">
            <text:p>166500613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673030447380">
            <text:p>6730304473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1p</text:p>
          </table:table-cell>
          <table:table-cell/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58922">
            <text:p>10658922</text:p>
          </table:table-cell>
          <table:table-cell office:value-type="float" office:value="177232894">
            <text:p>177232894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56747248876">
            <text:p>567472488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, ei ole siiani masturbeerinud IPSS 11</text:p>
          </table:table-cell>
          <table:table-cell office:value-type="string">
            <text:p>IPSS 11</text:p>
          </table:table-cell>
          <table:table-cell office:value-type="string">
            <text:p><text:s/>, NIH 7 Obj</text:p>
          </table:table-cell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96301">
            <text:p>19896301</text:p>
          </table:table-cell>
          <table:table-cell office:value-type="float" office:value="215093900">
            <text:p>215093900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216030717">
            <text:p>67216030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= 11 punkti</text:p>
          </table:table-cell>
          <table:table-cell/>
          <table:table-cell office:value-type="string">
            <text:p>IPSS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66747">
            <text:p>13066747</text:p>
          </table:table-cell>
          <table:table-cell office:value-type="float" office:value="161127889">
            <text:p>161127889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673030399620">
            <text:p>6730303996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82631">
            <text:p>24582631</text:p>
          </table:table-cell>
          <table:table-cell office:value-type="float" office:value="202378254">
            <text:p>202378254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2043645933">
            <text:p>620436459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</text:p>
          </table:table-cell>
          <table:table-cell office:value-type="string">
            <text:p><text:s/>Tegelikult kui täpsustada siis 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66448">
            <text:p>23066448</text:p>
          </table:table-cell>
          <table:table-cell office:value-type="float" office:value="212303871">
            <text:p>212303871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10567248709">
            <text:p>105672487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11 - selja opp ja füsioteraapiaipss 3-3-0-2-1-1-2=12 p</text:p>
          </table:table-cell>
          <table:table-cell office:value-type="string">
            <text:p>ipss 3-3-0-2-1-1-2=12 p</text:p>
          </table:table-cell>
          <table:table-cell office:value-type="string">
            <text:p>alliobj testised okuh - eesnääre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16889">
            <text:p>24416889</text:p>
          </table:table-cell>
          <table:table-cell office:value-type="float" office:value="164481199">
            <text:p>164481199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673030530170">
            <text:p>6730305301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95415">
            <text:p>13095415</text:p>
          </table:table-cell>
          <table:table-cell office:value-type="float" office:value="199735104">
            <text:p>199735104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900263911">
            <text:p>269002639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Obstruktiivsed kusemishäired , IPSS 12</text:p>
          </table:table-cell>
          <table:table-cell office:value-type="string">
            <text:p>IPSS 12</text:p>
          </table:table-cell>
          <table:table-cell office:value-type="string">
            <text:p><text:s/>, PSA 3,3 ng/ml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76063">
            <text:p>23076063</text:p>
          </table:table-cell>
          <table:table-cell office:value-type="float" office:value="213599410">
            <text:p>213599410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673030539143">
            <text:p>6730305391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+2+1+2+1+1+4/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53808">
            <text:p>21853808</text:p>
          </table:table-cell>
          <table:table-cell office:value-type="float" office:value="160468518">
            <text:p>160468518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16066441624">
            <text:p>160664416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38730">
            <text:p>13038730</text:p>
          </table:table-cell>
          <table:table-cell office:value-type="float" office:value="181622413">
            <text:p>181622413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79848689042">
            <text:p>798486890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63784">
            <text:p>14563784</text:p>
          </table:table-cell>
          <table:table-cell office:value-type="float" office:value="164481199">
            <text:p>164481199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673030530170">
            <text:p>6730305301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82725">
            <text:p>23182725</text:p>
          </table:table-cell>
          <table:table-cell office:value-type="float" office:value="209302483">
            <text:p>209302483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24646331069">
            <text:p>246463310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12p</text:p>
          </table:table-cell>
          <table:table-cell office:value-type="string">
            <text:p><text:s/>Ord esmane ravi alfusosiiniga ,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07250">
            <text:p>24407250</text:p>
          </table:table-cell>
          <table:table-cell office:value-type="float" office:value="177999431">
            <text:p>177999431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37405243643">
            <text:p>374052436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2 punkti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47398">
            <text:p>11147398</text:p>
          </table:table-cell>
          <table:table-cell office:value-type="float" office:value="215530739">
            <text:p>21553073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65272337703">
            <text:p>652723377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d vaagnapiirk valud + düsuuria IPSS 12p</text:p>
          </table:table-cell>
          <table:table-cell office:value-type="string">
            <text:p>IPSS 12p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75677">
            <text:p>22375677</text:p>
          </table:table-cell>
          <table:table-cell office:value-type="float" office:value="214841400">
            <text:p>214841400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673030576344">
            <text:p>6730305763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2,83 ng/ml , USG IPSS 12</text:p>
          </table:table-cell>
          <table:table-cell office:value-type="string">
            <text:p>IPSS 1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89243">
            <text:p>2489243</text:p>
          </table:table-cell>
          <table:table-cell office:value-type="float" office:value="149788737">
            <text:p>149788737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66600859447">
            <text:p>666008594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40729">
            <text:p>22040729</text:p>
          </table:table-cell>
          <table:table-cell office:value-type="float" office:value="174115262">
            <text:p>174115262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673030542763">
            <text:p>6730305427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</text:p>
          </table:table-cell>
          <table:table-cell office:value-type="string">
            <text:p><text:s/>, analüüsid patoloogiata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61785">
            <text:p>12461785</text:p>
          </table:table-cell>
          <table:table-cell office:value-type="float" office:value="177036703">
            <text:p>177036703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042756162">
            <text:p>670427561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 valu kusemisel - peale kusemitipss - 2-1-1-2-3-2-1=12p</text:p>
          </table:table-cell>
          <table:table-cell office:value-type="string">
            <text:p>ipss - 2-1-1-2-3-2-1=12p</text:p>
          </table:table-cell>
          <table:table-cell office:value-type="string">
            <text:p>tervisokrr-tablettravi betaloc ,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90461">
            <text:p>3990461</text:p>
          </table:table-cell>
          <table:table-cell office:value-type="float" office:value="137988176">
            <text:p>137988176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883792912">
            <text:p>488837929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gne Esineva mõõdukad urinhäired IPSS 12</text:p>
          </table:table-cell>
          <table:table-cell office:value-type="string">
            <text:p>IPSS 12</text:p>
          </table:table-cell>
          <table:table-cell office:value-type="string">
            <text:p>ord flosin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1852">
            <text:p>24651852</text:p>
          </table:table-cell>
          <table:table-cell office:value-type="float" office:value="210873422">
            <text:p>210873422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41150345563">
            <text:p>411503455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poole aasta , kuna rp sai otsa IPSS : 2+4+0+3+2+0+1=12</text:p>
          </table:table-cell>
          <table:table-cell office:value-type="string">
            <text:p>IPSS : 2+4+0+3+2+0+1=12</text:p>
          </table:table-cell>
          <table:table-cell office:value-type="string">
            <text:p>NIH : 1a+1d , 0+3+5+2+3+2+2+4=23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47448">
            <text:p>14047448</text:p>
          </table:table-cell>
          <table:table-cell office:value-type="float" office:value="211032699">
            <text:p>211032699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082572418">
            <text:p>550825724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p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93800">
            <text:p>18893800</text:p>
          </table:table-cell>
          <table:table-cell office:value-type="float" office:value="188715933">
            <text:p>188715933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906559262">
            <text:p>849065592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aasa antud ka IPSS skaala , -12 punkti</text:p>
          </table:table-cell>
          <table:table-cell office:value-type="string">
            <text:p>IPSS skaala , -12 punkti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13914">
            <text:p>21413914</text:p>
          </table:table-cell>
          <table:table-cell office:value-type="float" office:value="198047498">
            <text:p>198047498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73030478897">
            <text:p>6730304788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 punkti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69256">
            <text:p>22569256</text:p>
          </table:table-cell>
          <table:table-cell office:value-type="float" office:value="209006810">
            <text:p>209006810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39036244724">
            <text:p>390362447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ine terve IPSS 12</text:p>
          </table:table-cell>
          <table:table-cell office:value-type="string">
            <text:p>IPSS 12</text:p>
          </table:table-cell>
          <table:table-cell office:value-type="string">
            <text:p><text:s/>, NIH 12 Obj Praepuutsium liigu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33472">
            <text:p>19333472</text:p>
          </table:table-cell>
          <table:table-cell office:value-type="float" office:value="219151752">
            <text:p>219151752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418400697">
            <text:p>704184006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p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22228">
            <text:p>14322228</text:p>
          </table:table-cell>
          <table:table-cell office:value-type="float" office:value="204805263">
            <text:p>204805263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23823437842">
            <text:p>238234378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1-1-2-0-3-3-2=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01312">
            <text:p>13001312</text:p>
          </table:table-cell>
          <table:table-cell office:value-type="float" office:value="204728569">
            <text:p>204728569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185163618">
            <text:p>151851636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p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53474">
            <text:p>9753474</text:p>
          </table:table-cell>
          <table:table-cell office:value-type="float" office:value="213921217">
            <text:p>213921217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858929">
            <text:p>67303785892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düsuuriliste vaevuste foonil - IPSS 12p</text:p>
          </table:table-cell>
          <table:table-cell office:value-type="string">
            <text:p>IPSS 12p</text:p>
          </table:table-cell>
          <table:table-cell office:value-type="string">
            <text:p><text:s/>, ei nüktuuriat , alfusosiini o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52808">
            <text:p>13552808</text:p>
          </table:table-cell>
          <table:table-cell office:value-type="float" office:value="192209905">
            <text:p>192209905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44984931087">
            <text:p>449849310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p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46513">
            <text:p>12146513</text:p>
          </table:table-cell>
          <table:table-cell office:value-type="float" office:value="209006810">
            <text:p>209006810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39036244724">
            <text:p>390362447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ine terve IPSS 12</text:p>
          </table:table-cell>
          <table:table-cell office:value-type="string">
            <text:p>IPSS 12</text:p>
          </table:table-cell>
          <table:table-cell office:value-type="string">
            <text:p><text:s/>, NIH 12 Obj Praepuutsium liigu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26337">
            <text:p>9626337</text:p>
          </table:table-cell>
          <table:table-cell office:value-type="float" office:value="206926945">
            <text:p>206926945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892846">
            <text:p>67303389284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10 ng/ml , IPSS 12</text:p>
          </table:table-cell>
          <table:table-cell office:value-type="string">
            <text:p>IPSS 12</text:p>
          </table:table-cell>
          <table:table-cell office:value-type="string">
            <text:p><text:s/>, jääkuriin 324 ml , prostata 8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45962">
            <text:p>14345962</text:p>
          </table:table-cell>
          <table:table-cell office:value-type="float" office:value="200412029">
            <text:p>200412029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73768122979">
            <text:p>737681229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ishäire - käis ka uroloogil - okipss - 2-2-2-3-1-1-1=12p</text:p>
          </table:table-cell>
          <table:table-cell office:value-type="string">
            <text:p>ipss - 2-2-2-3-1-1-1=12p</text:p>
          </table:table-cell>
          <table:table-cell office:value-type="string">
            <text:p>uneapnoe masinaga vaikne paranem</text:p>
          </table:table-cell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43345">
            <text:p>4743345</text:p>
          </table:table-cell>
          <table:table-cell office:value-type="float" office:value="135514663">
            <text:p>135514663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32363843209">
            <text:p>323638432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2</text:p>
          </table:table-cell>
          <table:table-cell/>
          <table:table-cell office:value-type="string">
            <text:p>IPSS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47091">
            <text:p>11647091</text:p>
          </table:table-cell>
          <table:table-cell office:value-type="float" office:value="207770884">
            <text:p>207770884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556782">
            <text:p>6730305567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 punkti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28783">
            <text:p>24228783</text:p>
          </table:table-cell>
          <table:table-cell office:value-type="float" office:value="176814193">
            <text:p>176814193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60622956869">
            <text:p>606229568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ostata maht 58,8 ml IPSS 13</text:p>
          </table:table-cell>
          <table:table-cell office:value-type="string">
            <text:p>IPSS 1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46918">
            <text:p>21746918</text:p>
          </table:table-cell>
          <table:table-cell office:value-type="float" office:value="215522602">
            <text:p>215522602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51803828400">
            <text:p>518038284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-2-4-2-2-1-1=13p</text:p>
          </table:table-cell>
          <table:table-cell office:value-type="string">
            <text:p>IIEF-3-5-4-4-3=19pAnalüüsid : bi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17220">
            <text:p>14317220</text:p>
          </table:table-cell>
          <table:table-cell office:value-type="float" office:value="176814193">
            <text:p>176814193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60622956869">
            <text:p>606229568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rostata maht 58,8 ml IPSS 13</text:p>
          </table:table-cell>
          <table:table-cell office:value-type="string">
            <text:p>IPSS 1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90223">
            <text:p>14190223</text:p>
          </table:table-cell>
          <table:table-cell office:value-type="float" office:value="210847935">
            <text:p>210847935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6448253807">
            <text:p>664482538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13p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23216">
            <text:p>17523216</text:p>
          </table:table-cell>
          <table:table-cell office:value-type="float" office:value="181564237">
            <text:p>181564237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501298303">
            <text:p>955012983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 p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12054">
            <text:p>2612054</text:p>
          </table:table-cell>
          <table:table-cell office:value-type="float" office:value="140092202">
            <text:p>140092202</text:p>
          </table:table-cell>
          <table:table-cell office:value-type="string">
            <text:p>2012-10-03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91346269549">
            <text:p>913462695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 p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93780">
            <text:p>10793780</text:p>
          </table:table-cell>
          <table:table-cell office:value-type="float" office:value="203502027">
            <text:p>203502027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139759">
            <text:p>6730411397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d kusemishäired , noktüüria 2X IPSS 13p</text:p>
          </table:table-cell>
          <table:table-cell office:value-type="string">
            <text:p>IPSS 13p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11826">
            <text:p>22411826</text:p>
          </table:table-cell>
          <table:table-cell office:value-type="float" office:value="193721103">
            <text:p>193721103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673030415268">
            <text:p>6730304152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</text:p>
          </table:table-cell>
          <table:table-cell office:value-type="string">
            <text:p><text:s/>, Q max 18,9 ml/sek , jääkuriin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59912">
            <text:p>21359912</text:p>
          </table:table-cell>
          <table:table-cell office:value-type="float" office:value="187904433">
            <text:p>187904433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6621709">
            <text:p>6730466217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seduuri eelselt PSA 11 ng/ml , IPSS 13p</text:p>
          </table:table-cell>
          <table:table-cell office:value-type="string">
            <text:p>IPSS 13p</text:p>
          </table:table-cell>
          <table:table-cell office:value-type="string">
            <text:p><text:s/>, IEEF : 5p , Eesnääre rektaals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19301">
            <text:p>24119301</text:p>
          </table:table-cell>
          <table:table-cell office:value-type="float" office:value="218698689">
            <text:p>218698689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44693695630">
            <text:p>44693695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ckelis põletik 1,2 milj/ml , IPSS 13p</text:p>
          </table:table-cell>
          <table:table-cell office:value-type="string">
            <text:p>IPSS 13p</text:p>
          </table:table-cell>
          <table:table-cell office:value-type="string">
            <text:p><text:s/>, par ingvinaalselt düskomforti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67661">
            <text:p>24567661</text:p>
          </table:table-cell>
          <table:table-cell office:value-type="float" office:value="180181309">
            <text:p>180181309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92606586840">
            <text:p>92606586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2120">
            <text:p>19802120</text:p>
          </table:table-cell>
          <table:table-cell office:value-type="float" office:value="216713806">
            <text:p>216713806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0111">
            <text:p>6730303601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3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61310">
            <text:p>14761310</text:p>
          </table:table-cell>
          <table:table-cell office:value-type="float" office:value="180181309">
            <text:p>180181309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92606586840">
            <text:p>926065868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93067">
            <text:p>13993067</text:p>
          </table:table-cell>
          <table:table-cell office:value-type="float" office:value="209348075">
            <text:p>209348075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44693695630">
            <text:p>446936956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ckelis põletik 1,2 milj/ml , IPSS 13p</text:p>
          </table:table-cell>
          <table:table-cell office:value-type="string">
            <text:p>IPSS 13p</text:p>
          </table:table-cell>
          <table:table-cell office:value-type="string">
            <text:p><text:s/>, par ingvinaalselt düskomforti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21126">
            <text:p>24121126</text:p>
          </table:table-cell>
          <table:table-cell office:value-type="float" office:value="198964669">
            <text:p>198964669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673030419643">
            <text:p>6730304196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3</text:p>
          </table:table-cell>
          <table:table-cell office:value-type="string">
            <text:p><text:s/>, NIH 5 .</text:p>
          </table:table-cell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23584">
            <text:p>22723584</text:p>
          </table:table-cell>
          <table:table-cell office:value-type="float" office:value="216987235">
            <text:p>216987235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673030539833">
            <text:p>6730305398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0-5-1-1-4-0-2=13</text:p>
          </table:table-cell>
          <table:table-cell/>
          <table:table-cell office:value-type="string">
            <text:p>IPSS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37938">
            <text:p>12437938</text:p>
          </table:table-cell>
          <table:table-cell office:value-type="float" office:value="166402714">
            <text:p>166402714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673030449011">
            <text:p>6730304490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91829">
            <text:p>22791829</text:p>
          </table:table-cell>
          <table:table-cell office:value-type="float" office:value="166402714">
            <text:p>166402714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673030449011">
            <text:p>6730304490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06143">
            <text:p>23906143</text:p>
          </table:table-cell>
          <table:table-cell office:value-type="float" office:value="171368539">
            <text:p>171368539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69106986150">
            <text:p>691069861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10464">
            <text:p>3110464</text:p>
          </table:table-cell>
          <table:table-cell office:value-type="float" office:value="91989400">
            <text:p>91989400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3789983580">
            <text:p>237899835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4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55284">
            <text:p>21455284</text:p>
          </table:table-cell>
          <table:table-cell office:value-type="float" office:value="183051199">
            <text:p>183051199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17553889490">
            <text:p>175538894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11270">
            <text:p>10811270</text:p>
          </table:table-cell>
          <table:table-cell office:value-type="float" office:value="188857211">
            <text:p>188857211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89241611715">
            <text:p>892416117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esnäärmes olnud mingid muutusedipss - 0-2-1-2-5-3-1=14 p</text:p>
          </table:table-cell>
          <table:table-cell office:value-type="string">
            <text:p>ipss - 0-2-1-2-5-3-1=14 p</text:p>
          </table:table-cell>
          <table:table-cell office:value-type="string">
            <text:p>allikrooonil h eiravimeid eipp+/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9106">
            <text:p>24659106</text:p>
          </table:table-cell>
          <table:table-cell office:value-type="float" office:value="168432775">
            <text:p>168432775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46115748">
            <text:p>6730461157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24235">
            <text:p>14824235</text:p>
          </table:table-cell>
          <table:table-cell office:value-type="float" office:value="172553237">
            <text:p>172553237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26667546922">
            <text:p>266675469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oomi ei kasuta Partnerid terved IPSS 14</text:p>
          </table:table-cell>
          <table:table-cell office:value-type="string">
            <text:p>IPSS 14</text:p>
          </table:table-cell>
          <table:table-cell office:value-type="string">
            <text:p><text:s/>, NIH 0 Obj Praepuutsium liigub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7926">
            <text:p>2467926</text:p>
          </table:table-cell>
          <table:table-cell office:value-type="float" office:value="148483761">
            <text:p>148483761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503560683">
            <text:p>945035606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p</text:p>
          </table:table-cell>
          <table:table-cell office:value-type="string">
            <text:p>Varasemalt oli kaebusi vähem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20795">
            <text:p>19020795</text:p>
          </table:table-cell>
          <table:table-cell office:value-type="float" office:value="190570286">
            <text:p>190570286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8921045">
            <text:p>6730389210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e , selgete piiridega , valutu IPSS - 14</text:p>
          </table:table-cell>
          <table:table-cell office:value-type="string">
            <text:p>IPSS - 14</text:p>
          </table:table-cell>
          <table:table-cell office:value-type="string">
            <text:p><text:s/>; QOL -1 .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78583">
            <text:p>3578583</text:p>
          </table:table-cell>
          <table:table-cell office:value-type="float" office:value="149045034">
            <text:p>149045034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906675156">
            <text:p>489066751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</text:p>
          </table:table-cell>
          <table:table-cell office:value-type="string">
            <text:p><text:s/>, PSA 2,0 piires IPSS 14 , PSA 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5395">
            <text:p>1865395</text:p>
          </table:table-cell>
          <table:table-cell office:value-type="float" office:value="121871929">
            <text:p>121871929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114957544">
            <text:p>241149575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14</text:p>
          </table:table-cell>
          <table:table-cell office:value-type="string">
            <text:p><text:s/>, PSA 1,96 , vaevuste süvenemis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27398">
            <text:p>12927398</text:p>
          </table:table-cell>
          <table:table-cell office:value-type="float" office:value="160464573">
            <text:p>160464573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83462782584">
            <text:p>834627825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112juhtiv kaebus nüktuuria - 4xipss - 14 p</text:p>
          </table:table-cell>
          <table:table-cell office:value-type="string">
            <text:p>ipss - 14 p</text:p>
          </table:table-cell>
          <table:table-cell office:value-type="string">
            <text:p>alli vaadates lugu ja kaebuseid </text:p>
          </table:table-cell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64623">
            <text:p>21264623</text:p>
          </table:table-cell>
          <table:table-cell office:value-type="float" office:value="206370699">
            <text:p>206370699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729369685">
            <text:p>577293696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nääre suur , ühtlane , elastne IPSS 14p</text:p>
          </table:table-cell>
          <table:table-cell office:value-type="string">
            <text:p>IPSS 14p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27032">
            <text:p>5127032</text:p>
          </table:table-cell>
          <table:table-cell office:value-type="float" office:value="134537139">
            <text:p>134537139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28344671318">
            <text:p>2834467131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4</text:p>
          </table:table-cell>
          <table:table-cell/>
          <table:table-cell office:value-type="string">
            <text:p>IPSS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20458">
            <text:p>21920458</text:p>
          </table:table-cell>
          <table:table-cell office:value-type="float" office:value="160464899">
            <text:p>160464899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673030357001">
            <text:p>6730303570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lfuzosiini Isal 2 tüüpi diabeetIPSS - 15</text:p>
          </table:table-cell>
          <table:table-cell office:value-type="string">
            <text:p>IPSS - 15</text:p>
          </table:table-cell>
          <table:table-cell office:value-type="string">
            <text:p>Pt suunatud analüüsidele : PSAEe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20153">
            <text:p>17420153</text:p>
          </table:table-cell>
          <table:table-cell office:value-type="float" office:value="169981394">
            <text:p>169981394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445889100">
            <text:p>524458891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27.03.2013 : IPSS 15 punkti</text:p>
          </table:table-cell>
          <table:table-cell office:value-type="string">
            <text:p>IPSS 15 punkti</text:p>
          </table:table-cell>
          <table:table-cell office:value-type="string">
            <text:p><text:s/>, tegemist mõõdukate sümptomite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75384">
            <text:p>17175384</text:p>
          </table:table-cell>
          <table:table-cell office:value-type="float" office:value="183146508">
            <text:p>183146508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56995814369">
            <text:p>569958143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5 punkti</text:p>
          </table:table-cell>
          <table:table-cell/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75643">
            <text:p>11575643</text:p>
          </table:table-cell>
          <table:table-cell office:value-type="float" office:value="184124149">
            <text:p>184124149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66149034912">
            <text:p>661490349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5</text:p>
          </table:table-cell>
          <table:table-cell office:value-type="string">
            <text:p><text:s/>. + PSA , biokeemia , uriini an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48249">
            <text:p>22848249</text:p>
          </table:table-cell>
          <table:table-cell office:value-type="float" office:value="160467251">
            <text:p>160467251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78099214420">
            <text:p>780992144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ril , Hjertemagnyl suguelu elab IPSS 15</text:p>
          </table:table-cell>
          <table:table-cell office:value-type="string">
            <text:p>IPSS 15</text:p>
          </table:table-cell>
          <table:table-cell office:value-type="string">
            <text:p><text:s/>, NIH 6 Võetud veri : PSA Määra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61385">
            <text:p>19161385</text:p>
          </table:table-cell>
          <table:table-cell office:value-type="float" office:value="193419467">
            <text:p>193419467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7276">
            <text:p>6730304272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rineerimishäired mitu aastat , IPSS -15</text:p>
          </table:table-cell>
          <table:table-cell office:value-type="string">
            <text:p>IPSS -15</text:p>
          </table:table-cell>
          <table:table-cell office:value-type="string">
            <text:p><text:s/>, Tarvitab Xatrali , vaevused p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89742">
            <text:p>22989742</text:p>
          </table:table-cell>
          <table:table-cell office:value-type="float" office:value="190875401">
            <text:p>190875401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2914978446">
            <text:p>629149784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IH 0 , IPSS 15</text:p>
          </table:table-cell>
          <table:table-cell office:value-type="string">
            <text:p>IPSS 15</text:p>
          </table:table-cell>
          <table:table-cell office:value-type="string">
            <text:p><text:s/>Obj Praepuutsium liigub üle gla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5421">
            <text:p>19145421</text:p>
          </table:table-cell>
          <table:table-cell office:value-type="float" office:value="178746944">
            <text:p>178746944</text:p>
          </table:table-cell>
          <table:table-cell office:value-type="string">
            <text:p>2011-1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046030208">
            <text:p>55046030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5 punkti</text:p>
          </table:table-cell>
          <table:table-cell/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76567">
            <text:p>22576567</text:p>
          </table:table-cell>
          <table:table-cell office:value-type="float" office:value="214769304">
            <text:p>214769304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673030486048">
            <text:p>6730304860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nduskoha obstruktsioon NIH 0 , IPSS 15</text:p>
          </table:table-cell>
          <table:table-cell office:value-type="string">
            <text:p>IPSS 1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95587">
            <text:p>24595587</text:p>
          </table:table-cell>
          <table:table-cell office:value-type="float" office:value="202117839">
            <text:p>202117839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673030418636">
            <text:p>6730304186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aine terve IPSS 15</text:p>
          </table:table-cell>
          <table:table-cell office:value-type="string">
            <text:p>IPSS 15</text:p>
          </table:table-cell>
          <table:table-cell office:value-type="string">
            <text:p><text:s/>, NIH 7 Määratud analüüsid põle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56275">
            <text:p>24456275</text:p>
          </table:table-cell>
          <table:table-cell office:value-type="float" office:value="194710203">
            <text:p>194710203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673046177829">
            <text:p>6730461778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56154">
            <text:p>12156154</text:p>
          </table:table-cell>
          <table:table-cell office:value-type="float" office:value="214769304">
            <text:p>214769304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673030486048">
            <text:p>6730304860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nduskoha obstruktsioon NIH 0 , IPSS 15</text:p>
          </table:table-cell>
          <table:table-cell office:value-type="string">
            <text:p>IPSS 1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3892">
            <text:p>19143892</text:p>
          </table:table-cell>
          <table:table-cell office:value-type="float" office:value="165079116">
            <text:p>165079116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2054">
            <text:p>6730303320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07.01.2013 : IPSS 16 punkti</text:p>
          </table:table-cell>
          <table:table-cell office:value-type="string">
            <text:p>IPSS 16 punkti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53757">
            <text:p>11053757</text:p>
          </table:table-cell>
          <table:table-cell office:value-type="float" office:value="172188597">
            <text:p>172188597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673030461036">
            <text:p>6730304610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6p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38457">
            <text:p>23838457</text:p>
          </table:table-cell>
          <table:table-cell office:value-type="float" office:value="198043808">
            <text:p>198043808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73030479102">
            <text:p>6730304791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17.09.2013 - IPSS 16 punkti</text:p>
          </table:table-cell>
          <table:table-cell office:value-type="string">
            <text:p>IPSS 16 punkti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78415">
            <text:p>3578415</text:p>
          </table:table-cell>
          <table:table-cell office:value-type="float" office:value="151911300">
            <text:p>151911300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40818596227">
            <text:p>408185962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ing 16 punkti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30779">
            <text:p>23330779</text:p>
          </table:table-cell>
          <table:table-cell office:value-type="float" office:value="215961965">
            <text:p>215961965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44988577204">
            <text:p>449885772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6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33087">
            <text:p>14633087</text:p>
          </table:table-cell>
          <table:table-cell office:value-type="float" office:value="204662867">
            <text:p>204662867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82970988152">
            <text:p>829709881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10,7 ng/ml IPSS 16</text:p>
          </table:table-cell>
          <table:table-cell office:value-type="string">
            <text:p>IPSS 16</text:p>
          </table:table-cell>
          <table:table-cell office:value-type="string">
            <text:p><text:s/>Analüüsid OK Jääb raviteedele</text:p>
          </table:table-cell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42798">
            <text:p>13142798</text:p>
          </table:table-cell>
          <table:table-cell office:value-type="float" office:value="215961965">
            <text:p>215961965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44988577204">
            <text:p>449885772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6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84400">
            <text:p>23584400</text:p>
          </table:table-cell>
          <table:table-cell office:value-type="float" office:value="185657079">
            <text:p>185657079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6-28</text:p>
          </table:table-cell>
          <table:table-cell office:value-type="float" office:value="673030585833">
            <text:p>6730305858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6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30814">
            <text:p>24530814</text:p>
          </table:table-cell>
          <table:table-cell office:value-type="float" office:value="173506258">
            <text:p>173506258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519961">
            <text:p>6730305199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6p</text:p>
          </table:table-cell>
          <table:table-cell/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00840">
            <text:p>14200840</text:p>
          </table:table-cell>
          <table:table-cell office:value-type="float" office:value="216714382">
            <text:p>216714382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4519">
            <text:p>6730304745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6</text:p>
          </table:table-cell>
          <table:table-cell office:value-type="string">
            <text:p><text:s/>, PSA , UH eesnäärmest rektaala</text:p>
          </table:table-cell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99168">
            <text:p>11899168</text:p>
          </table:table-cell>
          <table:table-cell office:value-type="float" office:value="200586150">
            <text:p>20058615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673030351762">
            <text:p>6730303517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öösel - Flosini foonil 4 kuud , IPSS 16</text:p>
          </table:table-cell>
          <table:table-cell office:value-type="string">
            <text:p>IPSS 16</text:p>
          </table:table-cell>
          <table:table-cell office:value-type="string">
            <text:p><text:s/>, PSA mais 2,8</text:p>
          </table:table-cell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30750">
            <text:p>17330750</text:p>
          </table:table-cell>
          <table:table-cell office:value-type="float" office:value="208089088">
            <text:p>208089088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678214567">
            <text:p>546782145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äesolevalt IPSS 16p</text:p>
          </table:table-cell>
          <table:table-cell office:value-type="string">
            <text:p>IPSS 16p</text:p>
          </table:table-cell>
          <table:table-cell office:value-type="string">
            <text:p>Külv : kasvuta PSA : 0,96 ng/mlV</text:p>
          </table:table-cell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99030">
            <text:p>14199030</text:p>
          </table:table-cell>
          <table:table-cell office:value-type="float" office:value="210662228">
            <text:p>210662228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0-09-23</text:p>
          </table:table-cell>
          <table:table-cell office:value-type="float" office:value="673030435841">
            <text:p>6730304358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d patoloogiata Marevan , CrestorIPSS 16</text:p>
          </table:table-cell>
          <table:table-cell office:value-type="string">
            <text:p>IPSS 16</text:p>
          </table:table-cell>
          <table:table-cell office:value-type="string">
            <text:p>NIH 11/5/5/5Vajalik kehakaalu la</text:p>
          </table:table-cell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69055">
            <text:p>12369055</text:p>
          </table:table-cell>
          <table:table-cell office:value-type="float" office:value="180998605">
            <text:p>180998605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673030334199">
            <text:p>6730303341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6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27584">
            <text:p>23027584</text:p>
          </table:table-cell>
          <table:table-cell office:value-type="float" office:value="166194041">
            <text:p>166194041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0454717">
            <text:p>673030454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märkimisväärsed kusemishäired ( IPSS - 17</text:p>
          </table:table-cell>
          <table:table-cell office:value-type="string">
            <text:p>IPSS - 17</text:p>
          </table:table-cell>
          <table:table-cell office:value-type="string">
            <text:p><text:s/>) ordineeritud esmasel visiidil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26173">
            <text:p>20926173</text:p>
          </table:table-cell>
          <table:table-cell office:value-type="float" office:value="199862016">
            <text:p>199862016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9385">
            <text:p>6730303593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p</text:p>
          </table:table-cell>
          <table:table-cell office:value-type="string">
            <text:p><text:s/>Edaspidi raviks combodart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98968">
            <text:p>22298968</text:p>
          </table:table-cell>
          <table:table-cell office:value-type="float" office:value="190232215">
            <text:p>190232215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76604738547">
            <text:p>766047385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gud korrasjätkame alfusosiinigaipss - 2-2-3-1-5-3-1=17</text:p>
          </table:table-cell>
          <table:table-cell office:value-type="string">
            <text:p>ipss - 2-2-3-1-5-3-1=17</text:p>
          </table:table-cell>
          <table:table-cell office:value-type="string">
            <text:p>eluviisi korrektsioon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97444">
            <text:p>24497444</text:p>
          </table:table-cell>
          <table:table-cell office:value-type="float" office:value="160849548">
            <text:p>160849548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26951771186">
            <text:p>269517711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07.01.2013 - IPSS skoor 17 punkti</text:p>
          </table:table-cell>
          <table:table-cell office:value-type="string">
            <text:p>IPSS skoor 17 punkti</text:p>
          </table:table-cell>
          <table:table-cell office:value-type="string">
            <text:p><text:s/>ja valu vasemal kubemes püsib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80172">
            <text:p>23380172</text:p>
          </table:table-cell>
          <table:table-cell office:value-type="float" office:value="180449367">
            <text:p>18044936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99987043375">
            <text:p>999870433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 opp 20112009 - eesnääre 37 cm3ipss - 5-4-0-0-5-0-3=17 p</text:p>
          </table:table-cell>
          <table:table-cell office:value-type="string">
            <text:p>ipss - 5-4-0-0-5-0-3=17 p</text:p>
          </table:table-cell>
          <table:table-cell office:value-type="string">
            <text:p>allipsa2,12 - 9.20122,17 - 7.201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25557">
            <text:p>22325557</text:p>
          </table:table-cell>
          <table:table-cell office:value-type="float" office:value="160468146">
            <text:p>160468146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673030357432">
            <text:p>6730303574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e terve Juhuvahekordi ei esine IPSS 17</text:p>
          </table:table-cell>
          <table:table-cell office:value-type="string">
            <text:p>IPSS 17</text:p>
          </table:table-cell>
          <table:table-cell office:value-type="string">
            <text:p><text:s/>, NIH 5 Määratud analüüsid : Ül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11055">
            <text:p>11911055</text:p>
          </table:table-cell>
          <table:table-cell office:value-type="float" office:value="174064285">
            <text:p>174064285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0542309">
            <text:p>6730305423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</text:p>
          </table:table-cell>
          <table:table-cell office:value-type="string">
            <text:p><text:s/>, Jääkuriini ei ole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10865">
            <text:p>12810865</text:p>
          </table:table-cell>
          <table:table-cell office:value-type="float" office:value="166662373">
            <text:p>166662373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11471538564">
            <text:p>114715385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õdenud eelnevalt klamüdioosi IPSS 17</text:p>
          </table:table-cell>
          <table:table-cell office:value-type="string">
            <text:p>IPSS 17</text:p>
          </table:table-cell>
          <table:table-cell office:value-type="string">
            <text:p><text:s/>, NIH 7 Püsisuhet ei ole , juhu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48288">
            <text:p>18148288</text:p>
          </table:table-cell>
          <table:table-cell office:value-type="float" office:value="211031681">
            <text:p>211031681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203121968">
            <text:p>752031219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Qmax : 16,6ml/s , maht 450ml IPSS 17p</text:p>
          </table:table-cell>
          <table:table-cell office:value-type="string">
            <text:p>IPSS 17p</text:p>
          </table:table-cell>
          <table:table-cell office:value-type="string">
            <text:p><text:s/>PSA 4,2ng/ml - combodart foonil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4946">
            <text:p>23564946</text:p>
          </table:table-cell>
          <table:table-cell office:value-type="float" office:value="203987400">
            <text:p>203987400</text:p>
          </table:table-cell>
          <table:table-cell office:value-type="string">
            <text:p>2013-10-19</text:p>
          </table:table-cell>
          <table:table-cell office:value-type="string">
            <text:p>A</text:p>
          </table:table-cell>
          <table:table-cell office:value-type="string">
            <text:p>2013-09-28</text:p>
          </table:table-cell>
          <table:table-cell office:value-type="float" office:value="673030422975">
            <text:p>6730304229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ristluudes ja PSA 0.7 ng/ml ja IPSS 17 punkti</text:p>
          </table:table-cell>
          <table:table-cell office:value-type="string">
            <text:p>IPSS 17 punkti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62123">
            <text:p>14562123</text:p>
          </table:table-cell>
          <table:table-cell office:value-type="float" office:value="168258817">
            <text:p>168258817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2-01-03</text:p>
          </table:table-cell>
          <table:table-cell office:value-type="float" office:value="68054040022">
            <text:p>680540400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m vasakul Püsivalt tuim vaevus IPSS - 17 p</text:p>
          </table:table-cell>
          <table:table-cell office:value-type="string">
            <text:p>IPSS - 17 p</text:p>
          </table:table-cell>
          <table:table-cell office:value-type="string">
            <text:p>alli , tendents ülehinnata Kusem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84097">
            <text:p>23484097</text:p>
          </table:table-cell>
          <table:table-cell office:value-type="float" office:value="186734148">
            <text:p>186734148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4</text:p>
          </table:table-cell>
          <table:table-cell office:value-type="float" office:value="13876485766">
            <text:p>138764857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43503">
            <text:p>13343503</text:p>
          </table:table-cell>
          <table:table-cell office:value-type="float" office:value="186734148">
            <text:p>186734148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4</text:p>
          </table:table-cell>
          <table:table-cell office:value-type="float" office:value="13876485766">
            <text:p>138764857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48218">
            <text:p>14448218</text:p>
          </table:table-cell>
          <table:table-cell office:value-type="float" office:value="196520102">
            <text:p>196520102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92776988582">
            <text:p>927769885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7</text:p>
          </table:table-cell>
          <table:table-cell office:value-type="string">
            <text:p><text:s/>, NIH 0 Hüpertoonik , südamesti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39340">
            <text:p>12339340</text:p>
          </table:table-cell>
          <table:table-cell office:value-type="float" office:value="207627383">
            <text:p>207627383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673030481315">
            <text:p>6730304813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7p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07741">
            <text:p>14907741</text:p>
          </table:table-cell>
          <table:table-cell office:value-type="float" office:value="160470394">
            <text:p>160470394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673030357870">
            <text:p>6730303578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n võtnud Attacandi suguelu elab IPSS 17</text:p>
          </table:table-cell>
          <table:table-cell office:value-type="string">
            <text:p>IPSS 17</text:p>
          </table:table-cell>
          <table:table-cell office:value-type="string">
            <text:p><text:s/>, NIH 0 . : PSA Määratud : vere</text:p>
          </table:table-cell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35569">
            <text:p>22835569</text:p>
          </table:table-cell>
          <table:table-cell office:value-type="float" office:value="160466919">
            <text:p>160466919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2-11-01</text:p>
          </table:table-cell>
          <table:table-cell office:value-type="float" office:value="673030357222">
            <text:p>6730303572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7</text:p>
          </table:table-cell>
          <table:table-cell/>
          <table:table-cell office:value-type="string">
            <text:p>IPSS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47918">
            <text:p>3747918</text:p>
          </table:table-cell>
          <table:table-cell office:value-type="float" office:value="134431409">
            <text:p>134431409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148589402">
            <text:p>131485894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02169">
            <text:p>14002169</text:p>
          </table:table-cell>
          <table:table-cell office:value-type="float" office:value="216714408">
            <text:p>216714408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9298">
            <text:p>6730303992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 rektaalanduriga , jääkuriin ; IPSS 18</text:p>
          </table:table-cell>
          <table:table-cell office:value-type="string">
            <text:p>IPSS 18</text:p>
          </table:table-cell>
          <table:table-cell office:value-type="string">
            <text:p><text:s/>( kuid 18.12.2013 vaevused taan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46336">
            <text:p>13546336</text:p>
          </table:table-cell>
          <table:table-cell office:value-type="float" office:value="160470594">
            <text:p>160470594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52550517634">
            <text:p>525505176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18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84394">
            <text:p>11984394</text:p>
          </table:table-cell>
          <table:table-cell office:value-type="float" office:value="191313529">
            <text:p>191313529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0539345">
            <text:p>6730305393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66694">
            <text:p>24566694</text:p>
          </table:table-cell>
          <table:table-cell office:value-type="float" office:value="171659313">
            <text:p>171659313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82104589170">
            <text:p>821045891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36602">
            <text:p>18836602</text:p>
          </table:table-cell>
          <table:table-cell office:value-type="float" office:value="198708095">
            <text:p>198708095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415840">
            <text:p>673030415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18p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61736">
            <text:p>11661736</text:p>
          </table:table-cell>
          <table:table-cell office:value-type="float" office:value="170296717">
            <text:p>170296717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93913975259">
            <text:p>939139752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-18p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4131">
            <text:p>4314131</text:p>
          </table:table-cell>
          <table:table-cell office:value-type="float" office:value="122361068">
            <text:p>122361068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93489931797">
            <text:p>934899317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p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26029">
            <text:p>15026029</text:p>
          </table:table-cell>
          <table:table-cell office:value-type="float" office:value="211234814">
            <text:p>211234814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42751549346">
            <text:p>427515493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74974">
            <text:p>3974974</text:p>
          </table:table-cell>
          <table:table-cell office:value-type="float" office:value="144868846">
            <text:p>144868846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721244996">
            <text:p>707212449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66844">
            <text:p>12366844</text:p>
          </table:table-cell>
          <table:table-cell office:value-type="float" office:value="168416748">
            <text:p>168416748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92609483323">
            <text:p>926094833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uunatud perearsti saatekirjaga IPSS 18</text:p>
          </table:table-cell>
          <table:table-cell office:value-type="string">
            <text:p>IPSS 18</text:p>
          </table:table-cell>
          <table:table-cell office:value-type="string">
            <text:p><text:s/>, NIH 10 Muidu terve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5940">
            <text:p>10075940</text:p>
          </table:table-cell>
          <table:table-cell office:value-type="float" office:value="215262737">
            <text:p>215262737</text:p>
          </table:table-cell>
          <table:table-cell office:value-type="string">
            <text:p>2013-1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278378">
            <text:p>6730392783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p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85629">
            <text:p>22185629</text:p>
          </table:table-cell>
          <table:table-cell office:value-type="float" office:value="162536228">
            <text:p>162536228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673030381543">
            <text:p>6730303815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8p</text:p>
          </table:table-cell>
          <table:table-cell/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38884">
            <text:p>19238884</text:p>
          </table:table-cell>
          <table:table-cell office:value-type="float" office:value="185893124">
            <text:p>185893124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060623344">
            <text:p>580606233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11.01.2012 <text:s text:c="2"/>: Kusemisehäired IPSS - 18 punkti</text:p>
          </table:table-cell>
          <table:table-cell office:value-type="string">
            <text:p>IPSS - 18 punkti</text:p>
          </table:table-cell>
          <table:table-cell office:value-type="string">
            <text:p><text:s/>, tegemist keskmise raskusastme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12480">
            <text:p>3212480</text:p>
          </table:table-cell>
          <table:table-cell office:value-type="float" office:value="82025055">
            <text:p>82025055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19360118026">
            <text:p>193601180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2 - Pt probleemid urinerimisega IPSS skooring 18 punkti</text:p>
          </table:table-cell>
          <table:table-cell office:value-type="string">
            <text:p>IPSS skooring 18 punkti</text:p>
          </table:table-cell>
          <table:table-cell office:value-type="string">
            <text:p><text:s/>pt esmasel vastuvõtul ordineeri</text:p>
          </table:table-cell>
          <table:table-cell office:value-type="string">
            <text:p>IPSS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12990">
            <text:p>11012990</text:p>
          </table:table-cell>
          <table:table-cell office:value-type="float" office:value="179846318">
            <text:p>179846318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13194748454">
            <text:p>131947484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9 p</text:p>
          </table:table-cell>
          <table:table-cell office:value-type="string">
            <text:p>allikusejuga nõrkkusevool ka keh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31785">
            <text:p>18031785</text:p>
          </table:table-cell>
          <table:table-cell office:value-type="float" office:value="206376582">
            <text:p>206376582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7039">
            <text:p>6730303170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9p</text:p>
          </table:table-cell>
          <table:table-cell office:value-type="string">
            <text:p><text:s/>Uriinid korras Ordineeritud com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22004">
            <text:p>4822004</text:p>
          </table:table-cell>
          <table:table-cell office:value-type="float" office:value="146457277">
            <text:p>146457277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74652837405">
            <text:p>746528374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+3+2+2+4+1+4/19</text:p>
          </table:table-cell>
          <table:table-cell/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93078">
            <text:p>21793078</text:p>
          </table:table-cell>
          <table:table-cell office:value-type="float" office:value="206760022">
            <text:p>206760022</text:p>
          </table:table-cell>
          <table:table-cell office:value-type="string">
            <text:p>2013-11-03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96505383830">
            <text:p>965053838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2012 PSA - 2.49Noorena süüfilisIPSS-2-2-3-3-4-4-1=19p</text:p>
          </table:table-cell>
          <table:table-cell office:value-type="string">
            <text:p>IPSS-2-2-3-3-4-4-1=19p</text:p>
          </table:table-cell>
          <table:table-cell office:value-type="string">
            <text:p>Analüüsid : PSA , testo , nic , 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94357">
            <text:p>3494357</text:p>
          </table:table-cell>
          <table:table-cell office:value-type="float" office:value="152550932">
            <text:p>152550932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456048579">
            <text:p>254560485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19</text:p>
          </table:table-cell>
          <table:table-cell office:value-type="string">
            <text:p>PSA 5,6 .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07023">
            <text:p>18007023</text:p>
          </table:table-cell>
          <table:table-cell office:value-type="float" office:value="215252953">
            <text:p>215252953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0997">
            <text:p>673030370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rimist , juga on mõnikord nõrk IPSS 19p</text:p>
          </table:table-cell>
          <table:table-cell office:value-type="string">
            <text:p>IPSS 19p</text:p>
          </table:table-cell>
          <table:table-cell office:value-type="string">
            <text:p><text:s/>DRE : eesnääre väga suurenenud 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06393">
            <text:p>14206393</text:p>
          </table:table-cell>
          <table:table-cell office:value-type="float" office:value="211034007">
            <text:p>211034007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897772097">
            <text:p>648977720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usemishäired , noktuuria 1-2x , IPSS 19p</text:p>
          </table:table-cell>
          <table:table-cell office:value-type="string">
            <text:p>IPSS 19p</text:p>
          </table:table-cell>
          <table:table-cell/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43769">
            <text:p>22043769</text:p>
          </table:table-cell>
          <table:table-cell office:value-type="float" office:value="208872665">
            <text:p>208872665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45343188606">
            <text:p>453431886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piires , prostata maht 37,8 ml IPSS 19</text:p>
          </table:table-cell>
          <table:table-cell office:value-type="string">
            <text:p>IPSS 19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88859">
            <text:p>21788859</text:p>
          </table:table-cell>
          <table:table-cell office:value-type="float" office:value="169210647">
            <text:p>169210647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99707026762">
            <text:p>997070267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rearsti poolt ning teostaud on IPSS-19 punkti</text:p>
          </table:table-cell>
          <table:table-cell office:value-type="string">
            <text:p>IPSS-19 punkti</text:p>
          </table:table-cell>
          <table:table-cell office:value-type="string">
            <text:p><text:s/>ja PSA 0.82 ng/ml</text:p>
          </table:table-cell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93090">
            <text:p>21793090</text:p>
          </table:table-cell>
          <table:table-cell office:value-type="float" office:value="206760022">
            <text:p>206760022</text:p>
          </table:table-cell>
          <table:table-cell office:value-type="string">
            <text:p>2013-11-03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96505383830">
            <text:p>965053838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agasi &gt; 2 ). Ravi pole saanud , IPSS 19p</text:p>
          </table:table-cell>
          <table:table-cell office:value-type="string">
            <text:p>IPSS 19p</text:p>
          </table:table-cell>
          <table:table-cell/>
          <table:table-cell office:value-type="string">
            <text:p>IPSS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42222">
            <text:p>24142222</text:p>
          </table:table-cell>
          <table:table-cell office:value-type="float" office:value="179638639">
            <text:p>179638639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47356036684">
            <text:p>473560366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0</text:p>
          </table:table-cell>
          <table:table-cell/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65403">
            <text:p>7765403</text:p>
          </table:table-cell>
          <table:table-cell office:value-type="float" office:value="82540841">
            <text:p>82540841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57602580404">
            <text:p>5760258040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76107">
            <text:p>12576107</text:p>
          </table:table-cell>
          <table:table-cell office:value-type="float" office:value="211668213">
            <text:p>211668213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70016170118">
            <text:p>700161701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isuhe 10 aastat ( elab üksi ). IPSS 20</text:p>
          </table:table-cell>
          <table:table-cell office:value-type="string">
            <text:p>IPSS 20</text:p>
          </table:table-cell>
          <table:table-cell office:value-type="string">
            <text:p><text:s/>, NIH 6 .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6057">
            <text:p>18936057</text:p>
          </table:table-cell>
          <table:table-cell office:value-type="float" office:value="188257259">
            <text:p>188257259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94660">
            <text:p>6730304946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= 20 punkti</text:p>
          </table:table-cell>
          <table:table-cell/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61333">
            <text:p>4761333</text:p>
          </table:table-cell>
          <table:table-cell office:value-type="float" office:value="143667636">
            <text:p>143667636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2012-10-09</text:p>
          </table:table-cell>
          <table:table-cell office:value-type="float" office:value="84521731579">
            <text:p>845217315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0</text:p>
          </table:table-cell>
          <table:table-cell office:value-type="string">
            <text:p><text:s/>ja PSA 3.6 ng/ml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99799">
            <text:p>18499799</text:p>
          </table:table-cell>
          <table:table-cell office:value-type="float" office:value="179467805">
            <text:p>179467805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243550909">
            <text:p>312435509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* 11.04.2012 <text:s text:c="2"/>: IPSS - 20 punkti</text:p>
          </table:table-cell>
          <table:table-cell office:value-type="string">
            <text:p>IPSS - 20 punkti</text:p>
          </table:table-cell>
          <table:table-cell office:value-type="string">
            <text:p><text:s/>, tegemist tõsiste kusemishäire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10617">
            <text:p>23810617</text:p>
          </table:table-cell>
          <table:table-cell office:value-type="float" office:value="202324158">
            <text:p>202324158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673030328475">
            <text:p>6730303284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0p</text:p>
          </table:table-cell>
          <table:table-cell/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7912">
            <text:p>24687912</text:p>
          </table:table-cell>
          <table:table-cell office:value-type="float" office:value="167415576">
            <text:p>167415576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58637255310">
            <text:p>586372553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corartrylfokusin/zoxonfurosemiidipss 20 p</text:p>
          </table:table-cell>
          <table:table-cell office:value-type="string">
            <text:p>ipss 20 p</text:p>
          </table:table-cell>
          <table:table-cell office:value-type="string">
            <text:p>alli , psa dünaamika 01.20103,55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80804">
            <text:p>22780804</text:p>
          </table:table-cell>
          <table:table-cell office:value-type="float" office:value="186471652">
            <text:p>186471652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15094794907">
            <text:p>150947949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42791">
            <text:p>11742791</text:p>
          </table:table-cell>
          <table:table-cell office:value-type="float" office:value="209312051">
            <text:p>209312051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673030500579">
            <text:p>6730305005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0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88286">
            <text:p>19988286</text:p>
          </table:table-cell>
          <table:table-cell office:value-type="float" office:value="190570271">
            <text:p>190570271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03945">
            <text:p>6730303039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1</text:p>
          </table:table-cell>
          <table:table-cell office:value-type="string">
            <text:p><text:s/>; QOL -2 .</text:p>
          </table:table-cell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35256">
            <text:p>24035256</text:p>
          </table:table-cell>
          <table:table-cell office:value-type="float" office:value="198077901">
            <text:p>198077901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31325342980">
            <text:p>313253429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 punkti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8226">
            <text:p>2558226</text:p>
          </table:table-cell>
          <table:table-cell office:value-type="float" office:value="145416813">
            <text:p>145416813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681315089">
            <text:p>196813150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p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77184">
            <text:p>22077184</text:p>
          </table:table-cell>
          <table:table-cell office:value-type="float" office:value="160468696">
            <text:p>160468696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2-09-28</text:p>
          </table:table-cell>
          <table:table-cell office:value-type="float" office:value="673030357550">
            <text:p>6730303575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p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98663">
            <text:p>23698663</text:p>
          </table:table-cell>
          <table:table-cell office:value-type="float" office:value="206755500">
            <text:p>206755500</text:p>
          </table:table-cell>
          <table:table-cell office:value-type="string">
            <text:p>2013-11-03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55852943859">
            <text:p>558529438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 võetud PSA näidu kodunt kaasa IPSS-2-4-3-3-3-4-2=21p</text:p>
          </table:table-cell>
          <table:table-cell office:value-type="string">
            <text:p>IPSS-2-4-3-3-3-4-2=21p</text:p>
          </table:table-cell>
          <table:table-cell office:value-type="string">
            <text:p>NIH-9-3-4-4Analüüsid : nic , KMI</text:p>
          </table:table-cell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33685">
            <text:p>12633685</text:p>
          </table:table-cell>
          <table:table-cell office:value-type="float" office:value="160468287">
            <text:p>160468287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2-09-26</text:p>
          </table:table-cell>
          <table:table-cell office:value-type="float" office:value="673030357451">
            <text:p>6730303574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1p</text:p>
          </table:table-cell>
          <table:table-cell/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27972">
            <text:p>22727972</text:p>
          </table:table-cell>
          <table:table-cell office:value-type="float" office:value="169474329">
            <text:p>169474329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673030316436">
            <text:p>6730303164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ogused väikesedpõhjust ei leia ipss-3-3-4-3-4-3-1=21 p</text:p>
          </table:table-cell>
          <table:table-cell office:value-type="string">
            <text:p>ipss-3-3-4-3-4-3-1=21 p</text:p>
          </table:table-cell>
          <table:table-cell office:value-type="string">
            <text:p>allisubj olulist paranemist ei t</text:p>
          </table:table-cell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94226">
            <text:p>13094226</text:p>
          </table:table-cell>
          <table:table-cell office:value-type="float" office:value="215579721">
            <text:p>215579721</text:p>
          </table:table-cell>
          <table:table-cell office:value-type="string">
            <text:p>2013-11-03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94191770685">
            <text:p>941917706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1p</text:p>
          </table:table-cell>
          <table:table-cell office:value-type="string">
            <text:p><text:s/>NIH-CPSI 4/17p Plaanis nädala j</text:p>
          </table:table-cell>
          <table:table-cell office:value-type="string">
            <text:p>IPSS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4899">
            <text:p>5514899</text:p>
          </table:table-cell>
          <table:table-cell office:value-type="float" office:value="81589531">
            <text:p>81589531</text:p>
          </table:table-cell>
          <table:table-cell office:value-type="string">
            <text:p>2011-02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174021385">
            <text:p>781740213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22</text:p>
          </table:table-cell>
          <table:table-cell office:value-type="string">
            <text:p><text:s/>, DRE : eesnääre mõõd suurem , </text:p>
          </table:table-cell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58764">
            <text:p>18758764</text:p>
          </table:table-cell>
          <table:table-cell office:value-type="float" office:value="211214493">
            <text:p>211214493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5258915490">
            <text:p>352589154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22</text:p>
          </table:table-cell>
          <table:table-cell office:value-type="string">
            <text:p><text:s/>( tõsised sümptomed )</text:p>
          </table:table-cell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75982">
            <text:p>13675982</text:p>
          </table:table-cell>
          <table:table-cell office:value-type="float" office:value="199820786">
            <text:p>199820786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91360599933">
            <text:p>913605999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4-2-4-1-4-4-3=22</text:p>
          </table:table-cell>
          <table:table-cell/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0720">
            <text:p>2430720</text:p>
          </table:table-cell>
          <table:table-cell office:value-type="float" office:value="151066099">
            <text:p>151066099</text:p>
          </table:table-cell>
          <table:table-cell office:value-type="string">
            <text:p>2011-05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978533090">
            <text:p>939785330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d , kusemisprobleemid püsivad , IPSS 22 punkti</text:p>
          </table:table-cell>
          <table:table-cell office:value-type="string">
            <text:p>IPSS 22 punkti</text:p>
          </table:table-cell>
          <table:table-cell office:value-type="string">
            <text:p><text:s/>, pt rahulolematu kusemishäiret</text:p>
          </table:table-cell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71520">
            <text:p>11171520</text:p>
          </table:table-cell>
          <table:table-cell office:value-type="float" office:value="162538129">
            <text:p>162538129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673030403220">
            <text:p>6730304032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2p</text:p>
          </table:table-cell>
          <table:table-cell/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68975">
            <text:p>14068975</text:p>
          </table:table-cell>
          <table:table-cell office:value-type="float" office:value="174181604">
            <text:p>174181604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17335383826">
            <text:p>173353838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35112">
            <text:p>4935112</text:p>
          </table:table-cell>
          <table:table-cell office:value-type="float" office:value="143421909">
            <text:p>143421909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21403746020">
            <text:p>214037460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On ka diabeet IPSS 22 punkti</text:p>
          </table:table-cell>
          <table:table-cell office:value-type="string">
            <text:p>IPSS 22 punkti</text:p>
          </table:table-cell>
          <table:table-cell/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53533">
            <text:p>12753533</text:p>
          </table:table-cell>
          <table:table-cell office:value-type="float" office:value="209899284">
            <text:p>209899284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66171240919">
            <text:p>661712409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el korduvad tsüstiidid NIH 6 , IPSS 22</text:p>
          </table:table-cell>
          <table:table-cell office:value-type="string">
            <text:p>IPSS 2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39084">
            <text:p>22739084</text:p>
          </table:table-cell>
          <table:table-cell office:value-type="float" office:value="182880328">
            <text:p>182880328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28262772219">
            <text:p>282627722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23</text:p>
          </table:table-cell>
          <table:table-cell office:value-type="string">
            <text:p><text:s/>ja varasemalt saanud raviks Pro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98924">
            <text:p>22298924</text:p>
          </table:table-cell>
          <table:table-cell office:value-type="float" office:value="190232215">
            <text:p>190232215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76604738547">
            <text:p>766047385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tama , et alustada urineerimist IPSS-23p</text:p>
          </table:table-cell>
          <table:table-cell office:value-type="string">
            <text:p>IPSS-23p</text:p>
          </table:table-cell>
          <table:table-cell office:value-type="string">
            <text:p>NIH-CPSI - 6/5/3/4SRHK-B13 , B14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05527">
            <text:p>20305527</text:p>
          </table:table-cell>
          <table:table-cell office:value-type="float" office:value="165546851">
            <text:p>165546851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3849">
            <text:p>6730303538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oses düsuuriliste kaebustega ( IPSS 23</text:p>
          </table:table-cell>
          <table:table-cell office:value-type="string">
            <text:p>IPSS 23</text:p>
          </table:table-cell>
          <table:table-cell office:value-type="string">
            <text:p><text:s/>) ja olnud Mycoplasma genitaliu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71724">
            <text:p>19471724</text:p>
          </table:table-cell>
          <table:table-cell office:value-type="float" office:value="183550889">
            <text:p>183550889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673040219053">
            <text:p>6730402190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23p</text:p>
          </table:table-cell>
          <table:table-cell/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04917">
            <text:p>24004917</text:p>
          </table:table-cell>
          <table:table-cell office:value-type="float" office:value="155249029">
            <text:p>155249029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26920277973">
            <text:p>269202779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3</text:p>
          </table:table-cell>
          <table:table-cell/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88763">
            <text:p>14088763</text:p>
          </table:table-cell>
          <table:table-cell office:value-type="float" office:value="179042059">
            <text:p>179042059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95209444991">
            <text:p>952094449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8310">
            <text:p>24688310</text:p>
          </table:table-cell>
          <table:table-cell office:value-type="float" office:value="188953284">
            <text:p>188953284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3-07-19</text:p>
          </table:table-cell>
          <table:table-cell office:value-type="float" office:value="95822986414">
            <text:p>958229864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l 2 aastat66 cm3 eesnääre suurusipss - 4-2-4-3-5-3-2=23 p</text:p>
          </table:table-cell>
          <table:table-cell office:value-type="string">
            <text:p>ipss - 4-2-4-3-5-3-2=23 p</text:p>
          </table:table-cell>
          <table:table-cell office:value-type="string">
            <text:p>alliuh - eesnääre 64 cm3 , kasvu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75288">
            <text:p>22275288</text:p>
          </table:table-cell>
          <table:table-cell office:value-type="float" office:value="189816565">
            <text:p>189816565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67404440819">
            <text:p>674044408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PSA 1,25 , IPSS 23 punkti</text:p>
          </table:table-cell>
          <table:table-cell office:value-type="string">
            <text:p>IPSS 23 punkti</text:p>
          </table:table-cell>
          <table:table-cell office:value-type="string">
            <text:p><text:s/>+ RN - lihtneer+põis , USG - kõ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72511">
            <text:p>20072511</text:p>
          </table:table-cell>
          <table:table-cell office:value-type="float" office:value="171321599">
            <text:p>171321599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42979238">
            <text:p>673042979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23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4322">
            <text:p>2774322</text:p>
          </table:table-cell>
          <table:table-cell office:value-type="float" office:value="151783718">
            <text:p>151783718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354112717">
            <text:p>443541127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3 punkti</text:p>
          </table:table-cell>
          <table:table-cell/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18205">
            <text:p>4618205</text:p>
          </table:table-cell>
          <table:table-cell office:value-type="float" office:value="87191604">
            <text:p>87191604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12309458930">
            <text:p>123094589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3 p</text:p>
          </table:table-cell>
          <table:table-cell/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56102">
            <text:p>21756102</text:p>
          </table:table-cell>
          <table:table-cell office:value-type="float" office:value="160468610">
            <text:p>160468610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673044092319">
            <text:p>6730440923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3</text:p>
          </table:table-cell>
          <table:table-cell/>
          <table:table-cell office:value-type="string">
            <text:p>IPSS</text:p>
          </table:table-cell>
          <table:table-cell office:value-type="float" office:value="23">
            <text:p>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83298">
            <text:p>20483298</text:p>
          </table:table-cell>
          <table:table-cell office:value-type="float" office:value="180530418">
            <text:p>180530418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8010">
            <text:p>6730303280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4</text:p>
          </table:table-cell>
          <table:table-cell office:value-type="string">
            <text:p><text:s/>; PSA 0,55 ng/ml ( 19.02.2013 )</text:p>
          </table:table-cell>
          <table:table-cell office:value-type="string">
            <text:p>IPSS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97320">
            <text:p>4897320</text:p>
          </table:table-cell>
          <table:table-cell office:value-type="float" office:value="140861720">
            <text:p>140861720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1-11-01</text:p>
          </table:table-cell>
          <table:table-cell office:value-type="float" office:value="93489931797">
            <text:p>934899317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4p</text:p>
          </table:table-cell>
          <table:table-cell/>
          <table:table-cell office:value-type="string">
            <text:p>IPSS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03245">
            <text:p>8203245</text:p>
          </table:table-cell>
          <table:table-cell office:value-type="float" office:value="140861720">
            <text:p>140861720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1-11-01</text:p>
          </table:table-cell>
          <table:table-cell office:value-type="float" office:value="93489931797">
            <text:p>934899317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4p</text:p>
          </table:table-cell>
          <table:table-cell/>
          <table:table-cell office:value-type="string">
            <text:p>IPSS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00501">
            <text:p>6200501</text:p>
          </table:table-cell>
          <table:table-cell office:value-type="float" office:value="125786123">
            <text:p>125786123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office:value-type="string">
            <text:p>2012-05-23</text:p>
          </table:table-cell>
          <table:table-cell office:value-type="float" office:value="60814228900">
            <text:p>6081422890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siendil düsuurilised kaebused , IPSS 24</text:p>
          </table:table-cell>
          <table:table-cell office:value-type="string">
            <text:p>IPSS 24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98411">
            <text:p>18098411</text:p>
          </table:table-cell>
          <table:table-cell office:value-type="float" office:value="180530418">
            <text:p>180530418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8010">
            <text:p>6730303280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24</text:p>
          </table:table-cell>
          <table:table-cell office:value-type="string">
            <text:p><text:s/>; PSA 0,55 ng/ml ( 19.02.2013 )</text:p>
          </table:table-cell>
          <table:table-cell office:value-type="string">
            <text:p>IPSS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61792">
            <text:p>6361792</text:p>
          </table:table-cell>
          <table:table-cell office:value-type="float" office:value="92354099">
            <text:p>92354099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office:value-type="string">
            <text:p>2012-04-17</text:p>
          </table:table-cell>
          <table:table-cell office:value-type="float" office:value="44771229229">
            <text:p>4477122922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5</text:p>
          </table:table-cell>
          <table:table-cell/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81110">
            <text:p>20181110</text:p>
          </table:table-cell>
          <table:table-cell office:value-type="float" office:value="181844835">
            <text:p>181844835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065975079">
            <text:p>460659750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80075">
            <text:p>13180075</text:p>
          </table:table-cell>
          <table:table-cell office:value-type="float" office:value="160468061">
            <text:p>160468061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7</text:p>
          </table:table-cell>
          <table:table-cell office:value-type="float" office:value="69621526308">
            <text:p>696215263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gus ( süsteravil ) Ravimid - ei IPSS - 25</text:p>
          </table:table-cell>
          <table:table-cell office:value-type="string">
            <text:p>IPSS - 25</text:p>
          </table:table-cell>
          <table:table-cell/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3390">
            <text:p>22943390</text:p>
          </table:table-cell>
          <table:table-cell office:value-type="float" office:value="165189847">
            <text:p>165189847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47435774">
            <text:p>6730474357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5p</text:p>
          </table:table-cell>
          <table:table-cell/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69619">
            <text:p>19169619</text:p>
          </table:table-cell>
          <table:table-cell office:value-type="float" office:value="210948777">
            <text:p>210948777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672187980">
            <text:p>426721879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vib PSA kontrolli , antud k�tte IPSS 25</text:p>
          </table:table-cell>
          <table:table-cell office:value-type="string">
            <text:p>IPSS 25</text:p>
          </table:table-cell>
          <table:table-cell/>
          <table:table-cell office:value-type="string">
            <text:p>IPSS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93678">
            <text:p>17193678</text:p>
          </table:table-cell>
          <table:table-cell office:value-type="float" office:value="181843080">
            <text:p>181843080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698177031">
            <text:p>706981770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26p</text:p>
          </table:table-cell>
          <table:table-cell office:value-type="string">
            <text:p><text:s/>, patsient on tugevate obstrukt</text:p>
          </table:table-cell>
          <table:table-cell office:value-type="string">
            <text:p>IPSS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95708">
            <text:p>23895708</text:p>
          </table:table-cell>
          <table:table-cell office:value-type="float" office:value="183573164">
            <text:p>183573164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92718594438">
            <text:p>92718594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6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61299">
            <text:p>13261299</text:p>
          </table:table-cell>
          <table:table-cell office:value-type="float" office:value="217157069">
            <text:p>217157069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24037179814">
            <text:p>240371798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: 3-5-4-3-4-5-2=26</text:p>
          </table:table-cell>
          <table:table-cell/>
          <table:table-cell office:value-type="string">
            <text:p>IPSS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44908">
            <text:p>21544908</text:p>
          </table:table-cell>
          <table:table-cell office:value-type="float" office:value="206253247">
            <text:p>20625324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91406942560">
            <text:p>914069425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tuuria 2-3kusemine kõhupressigaipss 3-1-5-5-4-5-3=26</text:p>
          </table:table-cell>
          <table:table-cell office:value-type="string">
            <text:p>ipss 3-1-5-5-4-5-3=26</text:p>
          </table:table-cell>
          <table:table-cell office:value-type="string">
            <text:p>tarvitanud nitrofurantoiini - va</text:p>
          </table:table-cell>
          <table:table-cell office:value-type="string">
            <text:p>ipss</text:p>
          </table:table-cell>
          <table:table-cell office:value-type="float" office:value="26">
            <text:p>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31246">
            <text:p>22531246</text:p>
          </table:table-cell>
          <table:table-cell office:value-type="float" office:value="214242838">
            <text:p>214242838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23324673191">
            <text:p>233246731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([0-9])+(\s?[,.]\s?[0-9]+)?[-+/=]){7}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re - 20 a ex , visuaalse stim + ipss - 5-2-3-4-4-4-4=26p</text:p>
          </table:table-cell>
          <table:table-cell office:value-type="string">
            <text:p>ipss - 5-2-3-4-4-4-4=26p</text:p>
          </table:table-cell>
          <table:table-cell office:value-type="string">
            <text:p>alliobj 18 dex , sin 19 ml - ümb</text:p>
          </table:table-cell>
          <table:table-cell office:value-type="string">
            <text:p>ipss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78739">
            <text:p>21178739</text:p>
          </table:table-cell>
          <table:table-cell office:value-type="float" office:value="167411701">
            <text:p>167411701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462964562">
            <text:p>734629645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7</text:p>
          </table:table-cell>
          <table:table-cell office:value-type="string">
            <text:p><text:s/>PSA 1,41ng/ml</text:p>
          </table:table-cell>
          <table:table-cell office:value-type="string">
            <text:p>IPSS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4568">
            <text:p>2424568</text:p>
          </table:table-cell>
          <table:table-cell office:value-type="float" office:value="136689290">
            <text:p>136689290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78907690160">
            <text:p>789076901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7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95593">
            <text:p>21395593</text:p>
          </table:table-cell>
          <table:table-cell office:value-type="float" office:value="210716868">
            <text:p>210716868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51785199929">
            <text:p>517851999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: märkimisväärne kusemishäire - IPSS 28 punkti</text:p>
          </table:table-cell>
          <table:table-cell office:value-type="string">
            <text:p>IPSS 28 punkti</text:p>
          </table:table-cell>
          <table:table-cell/>
          <table:table-cell office:value-type="string">
            <text:p>IPSS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16926">
            <text:p>11716926</text:p>
          </table:table-cell>
          <table:table-cell office:value-type="float" office:value="164190939">
            <text:p>164190939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673030519305">
            <text:p>6730305193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28p</text:p>
          </table:table-cell>
          <table:table-cell/>
          <table:table-cell office:value-type="string">
            <text:p>IPSS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79265">
            <text:p>16979265</text:p>
          </table:table-cell>
          <table:table-cell office:value-type="float" office:value="195337503">
            <text:p>195337503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558431111">
            <text:p>665584311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skoor = 28 punkti</text:p>
          </table:table-cell>
          <table:table-cell/>
          <table:table-cell office:value-type="string">
            <text:p>IPSS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14852">
            <text:p>21514852</text:p>
          </table:table-cell>
          <table:table-cell office:value-type="float" office:value="179396817">
            <text:p>179396817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46395733070">
            <text:p>463957330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kusemishäire olemas ipss 28 p</text:p>
          </table:table-cell>
          <table:table-cell office:value-type="string">
            <text:p>ipss 28 p</text:p>
          </table:table-cell>
          <table:table-cell office:value-type="string">
            <text:p>allijuulis minemas ka muuli juur</text:p>
          </table:table-cell>
          <table:table-cell office:value-type="string">
            <text:p>ipss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40406">
            <text:p>21340406</text:p>
          </table:table-cell>
          <table:table-cell office:value-type="float" office:value="200100771">
            <text:p>200100771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034757132">
            <text:p>870347571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emas kõik düsuurilised vaevused IPSS 29p</text:p>
          </table:table-cell>
          <table:table-cell office:value-type="string">
            <text:p>IPSS 29p</text:p>
          </table:table-cell>
          <table:table-cell office:value-type="string">
            <text:p><text:s/>. Omsal omab lühiajalist efekti</text:p>
          </table:table-cell>
          <table:table-cell office:value-type="string">
            <text:p>IPSS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63341">
            <text:p>24663341</text:p>
          </table:table-cell>
          <table:table-cell office:value-type="float" office:value="164505310">
            <text:p>164505310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673030531183">
            <text:p>6730305311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PSA 0.5 ng/ml ja IPSS 29 punkti</text:p>
          </table:table-cell>
          <table:table-cell office:value-type="string">
            <text:p>IPSS 29 punkti</text:p>
          </table:table-cell>
          <table:table-cell/>
          <table:table-cell office:value-type="string">
            <text:p>IPSS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NULL</text:p>
          </table:table-cell>
          <table:table-cell office:value-type="string">
            <text:p>punkti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45394">
            <text:p>22445394</text:p>
          </table:table-cell>
          <table:table-cell office:value-type="float" office:value="210705024">
            <text:p>210705024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673030365914">
            <text:p>6730303659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0p</text:p>
          </table:table-cell>
          <table:table-cell/>
          <table:table-cell office:value-type="string">
            <text:p>IPSS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63688">
            <text:p>4763688</text:p>
          </table:table-cell>
          <table:table-cell office:value-type="float" office:value="139521404">
            <text:p>139521404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92986634342">
            <text:p>929866343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1</text:p>
          </table:table-cell>
          <table:table-cell office:value-type="string">
            <text:p>PSA on võetud täna hematoloogias</text:p>
          </table:table-cell>
          <table:table-cell office:value-type="string">
            <text:p>IPSS</text:p>
          </table:table-cell>
          <table:table-cell office:value-type="float" office:value="31">
            <text:p>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32380">
            <text:p>20632380</text:p>
          </table:table-cell>
          <table:table-cell office:value-type="float" office:value="206923472">
            <text:p>206923472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2897">
            <text:p>6730304228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2</text:p>
          </table:table-cell>
          <table:table-cell/>
          <table:table-cell office:value-type="string">
            <text:p>IPSS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1306">
            <text:p>1951306</text:p>
          </table:table-cell>
          <table:table-cell office:value-type="float" office:value="100616859">
            <text:p>100616859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51352987955">
            <text:p>513529879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2</text:p>
          </table:table-cell>
          <table:table-cell/>
          <table:table-cell office:value-type="string">
            <text:p>IPSS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32109">
            <text:p>3832109</text:p>
          </table:table-cell>
          <table:table-cell office:value-type="float" office:value="151883745">
            <text:p>151883745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640674021">
            <text:p>896406740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- 32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22258">
            <text:p>14422258</text:p>
          </table:table-cell>
          <table:table-cell office:value-type="float" office:value="214835989">
            <text:p>214835989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11439145221">
            <text:p>114391452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3</text:p>
          </table:table-cell>
          <table:table-cell office:value-type="string">
            <text:p><text:s/>, Jääkuriini ei ole , Q max 7,6</text:p>
          </table:table-cell>
          <table:table-cell office:value-type="string">
            <text:p>IPSS</text:p>
          </table:table-cell>
          <table:table-cell office:value-type="float" office:value="33">
            <text:p>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14093">
            <text:p>22314093</text:p>
          </table:table-cell>
          <table:table-cell office:value-type="float" office:value="192357547">
            <text:p>192357547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1049750">
            <text:p>6730310497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pollakisuuria Väikesed kogused IPSS 34</text:p>
          </table:table-cell>
          <table:table-cell office:value-type="string">
            <text:p>IPSS 34</text:p>
          </table:table-cell>
          <table:table-cell office:value-type="string">
            <text:p><text:s/>, NIH 0 Viimased 6 aastat üksik</text:p>
          </table:table-cell>
          <table:table-cell office:value-type="string">
            <text:p>IPSS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13037">
            <text:p>11813037</text:p>
          </table:table-cell>
          <table:table-cell office:value-type="float" office:value="192357547">
            <text:p>192357547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1049750">
            <text:p>6730310497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office:value-type="string">
            <text:p><text:s/>pollakisuuria Väikesed kogused IPSS 34</text:p>
          </table:table-cell>
          <table:table-cell office:value-type="string">
            <text:p>IPSS 34</text:p>
          </table:table-cell>
          <table:table-cell office:value-type="string">
            <text:p><text:s/>, NIH 0 Viimased 6 aastat üksik</text:p>
          </table:table-cell>
          <table:table-cell office:value-type="string">
            <text:p>IPSS</text:p>
          </table:table-cell>
          <table:table-cell office:value-type="float" office:value="34">
            <text:p>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31018">
            <text:p>12231018</text:p>
          </table:table-cell>
          <table:table-cell office:value-type="float" office:value="213322532">
            <text:p>213322532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34933840533">
            <text:p>349338405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33382">
            <text:p>22633382</text:p>
          </table:table-cell>
          <table:table-cell office:value-type="float" office:value="213322532">
            <text:p>213322532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34933840533">
            <text:p>349338405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99416">
            <text:p>14799416</text:p>
          </table:table-cell>
          <table:table-cell office:value-type="float" office:value="190127564">
            <text:p>190127564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0350194">
            <text:p>6730303501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IPSS</text:p>
          </table:table-cell>
          <table:table-cell office:value-type="string">
            <text:p>(?P&lt;key&gt;(IPSS|Ipss|ipss))(([- ])((skoor|skaala)(ing)?))?[-=.,: ]*(?P&lt;value&gt;([0-9])+(\s?[,.]\s?[0-9]+)?)(\s*(?P&lt;unit&gt;p(unkti)?))?</text:p>
          </table:table-cell>
          <table:table-cell office:value-type="string">
            <text:p>NULL</text:p>
          </table:table-cell>
          <table:table-cell table:number-columns-repeated="2" office:value-type="string">
            <text:p>IPSS 35</text:p>
          </table:table-cell>
          <table:table-cell office:value-type="string">
            <text:p><text:s/>.</text:p>
          </table:table-cell>
          <table:table-cell office:value-type="string">
            <text:p>IPSS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4:59:29.50</dc:date>
    <meta:document-statistic meta:table-count="1" meta:cell-count="14861" meta:object-count="0"/>
    <meta:generator>LibreOffice/4.0.0.3$Windows_x86 LibreOffice_project/7545bee9c2a0782548772a21bc84a9dcc583b89</meta:generator>
  </office:meta>
</office:document-meta>
</file>